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ans-serif"/>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officeooo:rsid="001b7e10" officeooo:paragraph-rsid="001b7e10"/>
    </style:style>
    <style:style style:name="P3" style:family="paragraph" style:parent-style-name="Text_20_body">
      <style:text-properties style:font-name="Calibri" officeooo:rsid="001b7e10" officeooo:paragraph-rsid="001ba2be"/>
    </style:style>
    <style:style style:name="P4" style:family="paragraph" style:parent-style-name="Text_20_body">
      <style:text-properties style:font-name="Calibri" officeooo:rsid="001ba2be" officeooo:paragraph-rsid="001ba2be"/>
    </style:style>
    <style:style style:name="P5" style:family="paragraph" style:parent-style-name="Text_20_body">
      <style:text-properties style:font-name="Calibri" officeooo:rsid="001d370c" officeooo:paragraph-rsid="001dcc1e"/>
    </style:style>
    <style:style style:name="P6" style:family="paragraph" style:parent-style-name="Text_20_body">
      <style:text-properties style:font-name="Calibri" officeooo:rsid="001d370c" officeooo:paragraph-rsid="001e313f"/>
    </style:style>
    <style:style style:name="P7" style:family="paragraph" style:parent-style-name="Text_20_body">
      <style:text-properties style:font-name="Calibri" officeooo:rsid="001d370c" officeooo:paragraph-rsid="001fffb3"/>
    </style:style>
    <style:style style:name="P8" style:family="paragraph" style:parent-style-name="Text_20_body">
      <style:text-properties style:font-name="Calibri" officeooo:rsid="001d370c" officeooo:paragraph-rsid="002073a3"/>
    </style:style>
    <style:style style:name="P9" style:family="paragraph" style:parent-style-name="Text_20_body">
      <style:text-properties style:font-name="Calibri" officeooo:rsid="001dcc1e" officeooo:paragraph-rsid="001e313f"/>
    </style:style>
    <style:style style:name="P10" style:family="paragraph" style:parent-style-name="Text_20_body">
      <style:text-properties style:font-name="Calibri" officeooo:rsid="001dcc1e" officeooo:paragraph-rsid="001fffb3"/>
    </style:style>
    <style:style style:name="P11" style:family="paragraph" style:parent-style-name="Text_20_body">
      <style:text-properties style:font-name="Calibri" officeooo:rsid="001dcc1e" officeooo:paragraph-rsid="002073a3"/>
    </style:style>
    <style:style style:name="P12" style:family="paragraph" style:parent-style-name="Text_20_body">
      <style:text-properties style:font-name="Calibri" officeooo:rsid="0021933c" officeooo:paragraph-rsid="0021933c"/>
    </style:style>
    <style:style style:name="P13" style:family="paragraph" style:parent-style-name="Text_20_body">
      <style:text-properties style:font-name="Calibri" officeooo:rsid="0021e195" officeooo:paragraph-rsid="0021e195"/>
    </style:style>
    <style:style style:name="P14" style:family="paragraph" style:parent-style-name="Text_20_body">
      <style:text-properties style:font-name="Calibri" officeooo:rsid="0021e195" officeooo:paragraph-rsid="00265cb7"/>
    </style:style>
    <style:style style:name="P15" style:family="paragraph" style:parent-style-name="Text_20_body">
      <style:text-properties style:font-name="Calibri" officeooo:rsid="0021e195" officeooo:paragraph-rsid="0027668f"/>
    </style:style>
    <style:style style:name="P16" style:family="paragraph" style:parent-style-name="Text_20_body">
      <style:text-properties style:font-name="Calibri" officeooo:rsid="0021e195" officeooo:paragraph-rsid="002abdd0"/>
    </style:style>
    <style:style style:name="P17" style:family="paragraph" style:parent-style-name="Text_20_body">
      <style:text-properties style:font-name="Calibri" officeooo:rsid="0021e195" officeooo:paragraph-rsid="002b6086"/>
    </style:style>
    <style:style style:name="P18" style:family="paragraph" style:parent-style-name="Text_20_body">
      <style:text-properties style:font-name="Calibri" officeooo:rsid="0021e195" officeooo:paragraph-rsid="002e5cd4"/>
    </style:style>
    <style:style style:name="P19" style:family="paragraph" style:parent-style-name="Text_20_body">
      <style:text-properties style:font-name="Calibri" officeooo:rsid="0021e195" officeooo:paragraph-rsid="002eae5a"/>
    </style:style>
    <style:style style:name="P20" style:family="paragraph" style:parent-style-name="Text_20_body">
      <style:text-properties style:font-name="Calibri" officeooo:rsid="0021e195" officeooo:paragraph-rsid="003011f6"/>
    </style:style>
    <style:style style:name="P21" style:family="paragraph" style:parent-style-name="Text_20_body">
      <style:text-properties style:font-name="Calibri" officeooo:rsid="0021e195" officeooo:paragraph-rsid="0030264c"/>
    </style:style>
    <style:style style:name="P22" style:family="paragraph" style:parent-style-name="Text_20_body">
      <style:text-properties style:font-name="Calibri" officeooo:rsid="0021e195" officeooo:paragraph-rsid="0030f0b8"/>
    </style:style>
    <style:style style:name="P23" style:family="paragraph" style:parent-style-name="Text_20_body">
      <style:text-properties style:font-name="Calibri" officeooo:rsid="0021e195" officeooo:paragraph-rsid="0034e97c"/>
    </style:style>
    <style:style style:name="P24" style:family="paragraph" style:parent-style-name="Text_20_body">
      <style:text-properties style:font-name="Calibri" officeooo:rsid="0021e195" officeooo:paragraph-rsid="0035d9c6"/>
    </style:style>
    <style:style style:name="P25" style:family="paragraph" style:parent-style-name="Text_20_body">
      <style:text-properties style:font-name="Calibri" officeooo:rsid="0021e195" officeooo:paragraph-rsid="0038aa7a"/>
    </style:style>
    <style:style style:name="P26" style:family="paragraph" style:parent-style-name="Text_20_body">
      <style:text-properties style:font-name="Calibri" officeooo:rsid="0021e195" officeooo:paragraph-rsid="003cd9d7"/>
    </style:style>
    <style:style style:name="P27" style:family="paragraph" style:parent-style-name="Text_20_body">
      <style:text-properties style:font-name="Calibri" officeooo:rsid="0021e195" officeooo:paragraph-rsid="003ed23d"/>
    </style:style>
    <style:style style:name="P28" style:family="paragraph" style:parent-style-name="Text_20_body">
      <style:text-properties style:font-name="Calibri" officeooo:rsid="0021e195" officeooo:paragraph-rsid="003f9f9f"/>
    </style:style>
    <style:style style:name="P29" style:family="paragraph" style:parent-style-name="Text_20_body">
      <style:text-properties style:font-name="Calibri" officeooo:rsid="0027668f" officeooo:paragraph-rsid="0027668f"/>
    </style:style>
    <style:style style:name="P30" style:family="paragraph" style:parent-style-name="Text_20_body">
      <style:text-properties style:font-name="Calibri" officeooo:rsid="00279a17" officeooo:paragraph-rsid="00279a17"/>
    </style:style>
    <style:style style:name="P31" style:family="paragraph" style:parent-style-name="Text_20_body">
      <style:text-properties style:font-name="Calibri" officeooo:rsid="002952d2" officeooo:paragraph-rsid="002952d2"/>
    </style:style>
    <style:style style:name="P32" style:family="paragraph" style:parent-style-name="Text_20_body">
      <style:text-properties style:font-name="Calibri" officeooo:rsid="002952d2" officeooo:paragraph-rsid="002abdd0"/>
    </style:style>
    <style:style style:name="P33" style:family="paragraph" style:parent-style-name="Text_20_body">
      <style:text-properties style:font-name="Calibri" officeooo:rsid="002952d2" officeooo:paragraph-rsid="002b6086"/>
    </style:style>
    <style:style style:name="P34" style:family="paragraph" style:parent-style-name="Text_20_body">
      <style:text-properties style:font-name="Calibri" officeooo:rsid="002952d2" officeooo:paragraph-rsid="0030f0b8"/>
    </style:style>
    <style:style style:name="P35" style:family="paragraph" style:parent-style-name="Text_20_body">
      <style:text-properties style:font-name="Calibri" officeooo:rsid="002952d2" officeooo:paragraph-rsid="0034e97c"/>
    </style:style>
    <style:style style:name="P36" style:family="paragraph" style:parent-style-name="Text_20_body">
      <style:text-properties style:font-name="Calibri" officeooo:rsid="002952d2" officeooo:paragraph-rsid="0035d9c6"/>
    </style:style>
    <style:style style:name="P37" style:family="paragraph" style:parent-style-name="Text_20_body">
      <style:text-properties style:font-name="Calibri" officeooo:rsid="002952d2" officeooo:paragraph-rsid="0038aa7a"/>
    </style:style>
    <style:style style:name="P38" style:family="paragraph" style:parent-style-name="Text_20_body">
      <style:text-properties style:font-name="Calibri" officeooo:rsid="002b6086" officeooo:paragraph-rsid="002b6086"/>
    </style:style>
    <style:style style:name="P39" style:family="paragraph" style:parent-style-name="Text_20_body">
      <style:text-properties style:font-name="Calibri" officeooo:rsid="002b6086" officeooo:paragraph-rsid="002e5cd4"/>
    </style:style>
    <style:style style:name="P40" style:family="paragraph" style:parent-style-name="Text_20_body">
      <style:text-properties style:font-name="Calibri" officeooo:rsid="002b6086" officeooo:paragraph-rsid="002eae5a"/>
    </style:style>
    <style:style style:name="P41" style:family="paragraph" style:parent-style-name="Text_20_body">
      <style:text-properties style:font-name="Calibri" officeooo:rsid="002b6086" officeooo:paragraph-rsid="003011f6"/>
    </style:style>
    <style:style style:name="P42" style:family="paragraph" style:parent-style-name="Text_20_body">
      <style:text-properties style:font-name="Calibri" officeooo:rsid="002b6086" officeooo:paragraph-rsid="0030264c"/>
    </style:style>
    <style:style style:name="P43" style:family="paragraph" style:parent-style-name="Text_20_body">
      <style:text-properties style:font-name="Calibri" officeooo:rsid="0030264c" officeooo:paragraph-rsid="0030264c"/>
    </style:style>
    <style:style style:name="P44" style:family="paragraph" style:parent-style-name="Text_20_body">
      <style:text-properties style:font-name="Calibri" officeooo:rsid="00326d94" officeooo:paragraph-rsid="00326d94"/>
    </style:style>
    <style:style style:name="P45" style:family="paragraph" style:parent-style-name="Text_20_body">
      <style:text-properties style:font-name="Calibri" officeooo:rsid="00343a22" officeooo:paragraph-rsid="00343a22"/>
    </style:style>
    <style:style style:name="P46" style:family="paragraph" style:parent-style-name="Text_20_body">
      <style:text-properties style:font-name="Calibri" fo:font-weight="bold" officeooo:rsid="001b7e10" officeooo:paragraph-rsid="001b7e10" style:font-weight-asian="bold" style:font-weight-complex="bold"/>
    </style:style>
    <style:style style:name="P47" style:family="paragraph" style:parent-style-name="Text_20_body">
      <style:text-properties style:font-name="Calibri" fo:font-weight="bold" officeooo:rsid="001ba2be" officeooo:paragraph-rsid="001ba2be" style:font-weight-asian="bold" style:font-weight-complex="bold"/>
    </style:style>
    <style:style style:name="P48" style:family="paragraph" style:parent-style-name="Text_20_body">
      <style:text-properties style:font-name="Calibri" fo:font-weight="bold" officeooo:rsid="001d370c" officeooo:paragraph-rsid="001d370c" style:font-weight-asian="bold" style:font-weight-complex="bold"/>
    </style:style>
    <style:style style:name="P49" style:family="paragraph" style:parent-style-name="Text_20_body">
      <style:text-properties style:font-name="Calibri" fo:font-weight="bold" officeooo:rsid="001dcc1e" officeooo:paragraph-rsid="001dcc1e" style:font-weight-asian="bold" style:font-weight-complex="bold"/>
    </style:style>
    <style:style style:name="P50" style:family="paragraph" style:parent-style-name="Text_20_body">
      <style:text-properties style:font-name="Calibri" fo:font-weight="bold" officeooo:rsid="001dcc1e" officeooo:paragraph-rsid="001e313f" style:font-weight-asian="bold" style:font-weight-complex="bold"/>
    </style:style>
    <style:style style:name="P51" style:family="paragraph" style:parent-style-name="Text_20_body">
      <style:text-properties style:font-name="Calibri" fo:font-weight="bold" officeooo:rsid="001dcc1e" officeooo:paragraph-rsid="001fffb3" style:font-weight-asian="bold" style:font-weight-complex="bold"/>
    </style:style>
    <style:style style:name="P52" style:family="paragraph" style:parent-style-name="Text_20_body">
      <style:text-properties style:font-name="Calibri" fo:font-weight="bold" officeooo:rsid="001dcc1e" officeooo:paragraph-rsid="002073a3" style:font-weight-asian="bold" style:font-weight-complex="bold"/>
    </style:style>
    <style:style style:name="P53" style:family="paragraph" style:parent-style-name="Text_20_body">
      <style:text-properties style:font-name="Calibri" fo:font-weight="bold" officeooo:rsid="0021e195" officeooo:paragraph-rsid="0021e195" style:font-weight-asian="bold" style:font-weight-complex="bold"/>
    </style:style>
    <style:style style:name="P54" style:family="paragraph" style:parent-style-name="Text_20_body">
      <style:text-properties style:font-name="Calibri" fo:font-weight="bold" officeooo:rsid="0021e195" officeooo:paragraph-rsid="00265cb7" style:font-weight-asian="bold" style:font-weight-complex="bold"/>
    </style:style>
    <style:style style:name="P55" style:family="paragraph" style:parent-style-name="Text_20_body">
      <style:text-properties style:font-name="Calibri" fo:font-weight="bold" officeooo:rsid="0021e195" officeooo:paragraph-rsid="0027668f" style:font-weight-asian="bold" style:font-weight-complex="bold"/>
    </style:style>
    <style:style style:name="P56" style:family="paragraph" style:parent-style-name="Text_20_body">
      <style:text-properties style:font-name="Calibri" fo:font-weight="bold" officeooo:rsid="0021e195" officeooo:paragraph-rsid="002abdd0" style:font-weight-asian="bold" style:font-weight-complex="bold"/>
    </style:style>
    <style:style style:name="P57" style:family="paragraph" style:parent-style-name="Text_20_body">
      <style:text-properties style:font-name="Calibri" fo:font-weight="bold" officeooo:rsid="0021e195" officeooo:paragraph-rsid="002b6086" style:font-weight-asian="bold" style:font-weight-complex="bold"/>
    </style:style>
    <style:style style:name="P58" style:family="paragraph" style:parent-style-name="Text_20_body">
      <style:text-properties style:font-name="Calibri" fo:font-weight="bold" officeooo:rsid="0021e195" officeooo:paragraph-rsid="0030f0b8" style:font-weight-asian="bold" style:font-weight-complex="bold"/>
    </style:style>
    <style:style style:name="P59" style:family="paragraph" style:parent-style-name="Text_20_body">
      <style:text-properties style:font-name="Calibri" fo:font-weight="bold" officeooo:rsid="0021e195" officeooo:paragraph-rsid="0034e97c" style:font-weight-asian="bold" style:font-weight-complex="bold"/>
    </style:style>
    <style:style style:name="P60" style:family="paragraph" style:parent-style-name="Text_20_body">
      <style:text-properties style:font-name="Calibri" fo:font-weight="bold" officeooo:rsid="0021e195" officeooo:paragraph-rsid="0035d9c6" style:font-weight-asian="bold" style:font-weight-complex="bold"/>
    </style:style>
    <style:style style:name="P61" style:family="paragraph" style:parent-style-name="Text_20_body">
      <style:text-properties style:font-name="Calibri" fo:font-weight="bold" officeooo:rsid="0021e195" officeooo:paragraph-rsid="0038aa7a" style:font-weight-asian="bold" style:font-weight-complex="bold"/>
    </style:style>
    <style:style style:name="P62" style:family="paragraph" style:parent-style-name="Text_20_body">
      <style:text-properties style:font-name="Calibri" fo:font-weight="bold" officeooo:rsid="0021e195" officeooo:paragraph-rsid="003cd9d7" style:font-weight-asian="bold" style:font-weight-complex="bold"/>
    </style:style>
    <style:style style:name="P63" style:family="paragraph" style:parent-style-name="Text_20_body">
      <style:text-properties style:font-name="Calibri" fo:font-weight="bold" officeooo:rsid="0021e195" officeooo:paragraph-rsid="003ed23d" style:font-weight-asian="bold" style:font-weight-complex="bold"/>
    </style:style>
    <style:style style:name="P64" style:family="paragraph" style:parent-style-name="Text_20_body">
      <style:text-properties style:font-name="Calibri" fo:font-weight="bold" officeooo:rsid="0021e195" officeooo:paragraph-rsid="003f9f9f" style:font-weight-asian="bold" style:font-weight-complex="bold"/>
    </style:style>
    <style:style style:name="P65" style:family="paragraph" style:parent-style-name="Text_20_body">
      <style:text-properties officeooo:paragraph-rsid="0016f979"/>
    </style:style>
    <style:style style:name="P66"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9.60000038146973pt" fo:letter-spacing="normal" fo:font-style="normal" fo:font-weight="normal"/>
    </style:style>
    <style:style style:name="P67" style:family="paragraph" style:parent-style-name="Text_20_body">
      <style:text-properties fo:font-variant="normal" fo:text-transform="none" fo:color="#000000" loext:opacity="100%" style:font-name="Verdana" fo:font-size="9.60000038146973pt" fo:letter-spacing="normal" fo:font-style="normal" fo:font-weight="normal" officeooo:rsid="0021933c" officeooo:paragraph-rsid="0021933c"/>
    </style:style>
    <style:style style:name="P68" style:family="paragraph" style:parent-style-name="Text_20_body">
      <style:text-properties fo:font-variant="normal" fo:text-transform="none" fo:color="#000000" loext:opacity="100%" style:font-name="Verdana" fo:font-size="9.60000038146973pt" fo:letter-spacing="normal" fo:font-style="normal" fo:font-weight="normal" officeooo:rsid="0021e195" officeooo:paragraph-rsid="0021e195"/>
    </style:style>
    <style:style style:name="P69" style:family="paragraph" style:parent-style-name="Text_20_body" style:list-style-name="L1">
      <style:text-properties style:font-name="Calibri" officeooo:paragraph-rsid="001b7e10"/>
    </style:style>
    <style:style style:name="P70" style:family="paragraph" style:parent-style-name="Text_20_body" style:list-style-name="L1">
      <style:text-properties style:font-name="Calibri"/>
    </style:style>
    <style:style style:name="P71" style:family="paragraph" style:parent-style-name="Text_20_body" style:list-style-name="L2">
      <style:text-properties style:font-name="Calibri" officeooo:rsid="001b7e10" officeooo:paragraph-rsid="001b7e10"/>
    </style:style>
    <style:style style:name="P72" style:family="paragraph" style:parent-style-name="Text_20_body" style:list-style-name="L3">
      <style:text-properties style:font-name="Calibri" officeooo:rsid="001b7e10" officeooo:paragraph-rsid="001b7e10"/>
    </style:style>
    <style:style style:name="P73" style:family="paragraph" style:parent-style-name="Text_20_body" style:list-style-name="L3">
      <style:text-properties style:font-name="Calibri" officeooo:rsid="001b7e10" officeooo:paragraph-rsid="001ba2be"/>
    </style:style>
    <style:style style:name="P74" style:family="paragraph" style:parent-style-name="Text_20_body" style:list-style-name="L4">
      <style:text-properties style:font-name="Calibri" officeooo:rsid="001ba2be" officeooo:paragraph-rsid="001ba2be"/>
    </style:style>
    <style:style style:name="P75" style:family="paragraph" style:parent-style-name="Text_20_body" style:list-style-name="L5">
      <style:text-properties style:font-name="Calibri" officeooo:rsid="001ba2be" officeooo:paragraph-rsid="001ba2be"/>
    </style:style>
    <style:style style:name="P76" style:family="paragraph" style:parent-style-name="Text_20_body" style:list-style-name="L6">
      <style:text-properties style:font-name="Calibri" officeooo:rsid="001ba2be" officeooo:paragraph-rsid="001ba2be"/>
    </style:style>
    <style:style style:name="P77" style:family="paragraph" style:parent-style-name="Text_20_body" style:list-style-name="L7">
      <style:text-properties style:font-name="Calibri" officeooo:rsid="001d370c" officeooo:paragraph-rsid="001d370c"/>
    </style:style>
    <style:style style:name="P78" style:family="paragraph" style:parent-style-name="Text_20_body" style:list-style-name="L7">
      <style:text-properties style:font-name="Calibri" officeooo:rsid="001d370c" officeooo:paragraph-rsid="001dcc1e"/>
    </style:style>
    <style:style style:name="P79" style:family="paragraph" style:parent-style-name="Text_20_body" style:list-style-name="L8">
      <style:text-properties style:font-name="Calibri" officeooo:rsid="001dcc1e" officeooo:paragraph-rsid="001dcc1e"/>
    </style:style>
    <style:style style:name="P80" style:family="paragraph" style:parent-style-name="Text_20_body" style:list-style-name="L9">
      <style:text-properties style:font-name="Calibri" officeooo:rsid="0021e195" officeooo:paragraph-rsid="0021e195"/>
    </style:style>
    <style:style style:name="P81" style:family="paragraph" style:parent-style-name="Text_20_body" style:list-style-name="L10">
      <style:text-properties style:font-name="Calibri" officeooo:rsid="0021e195" officeooo:paragraph-rsid="0021e195"/>
    </style:style>
    <style:style style:name="P82" style:family="paragraph" style:parent-style-name="Text_20_body" style:list-style-name="L11">
      <style:text-properties style:font-name="Calibri" officeooo:rsid="0021e195" officeooo:paragraph-rsid="00265cb7"/>
    </style:style>
    <style:style style:name="P83" style:family="paragraph" style:parent-style-name="Text_20_body">
      <style:text-properties style:font-name="Calibri" officeooo:rsid="0021e195" officeooo:paragraph-rsid="003f9f9f"/>
    </style:style>
    <style:style style:name="P84" style:family="paragraph" style:parent-style-name="Text_20_body">
      <style:text-properties style:font-name="Calibri" officeooo:rsid="0021e195" officeooo:paragraph-rsid="00403346"/>
    </style:style>
    <style:style style:name="P85" style:family="paragraph" style:parent-style-name="Text_20_body">
      <style:text-properties style:font-name="Calibri" officeooo:rsid="0021e195" officeooo:paragraph-rsid="0042424a"/>
    </style:style>
    <style:style style:name="P86" style:family="paragraph" style:parent-style-name="Text_20_body">
      <style:text-properties style:font-name="Calibri" officeooo:rsid="0021e195" officeooo:paragraph-rsid="0042adf1"/>
    </style:style>
    <style:style style:name="P87" style:family="paragraph" style:parent-style-name="Text_20_body">
      <style:text-properties style:font-name="Calibri" officeooo:rsid="0021e195" officeooo:paragraph-rsid="0042d1dc"/>
    </style:style>
    <style:style style:name="P88" style:family="paragraph" style:parent-style-name="Text_20_body">
      <style:text-properties style:font-name="Calibri" officeooo:rsid="0021e195" officeooo:paragraph-rsid="0044d361"/>
    </style:style>
    <style:style style:name="P89" style:family="paragraph" style:parent-style-name="Text_20_body" style:list-style-name="L12">
      <style:text-properties style:font-name="Calibri" officeooo:rsid="0027668f" officeooo:paragraph-rsid="0027668f"/>
    </style:style>
    <style:style style:name="P90" style:family="paragraph" style:parent-style-name="Text_20_body">
      <style:text-properties style:font-name="Calibri" fo:font-weight="bold" officeooo:rsid="0021e195" officeooo:paragraph-rsid="00403346" style:font-weight-asian="bold" style:font-weight-complex="bold"/>
    </style:style>
    <style:style style:name="P91" style:family="paragraph" style:parent-style-name="Text_20_body">
      <style:text-properties style:font-name="Calibri" fo:font-weight="bold" officeooo:rsid="0021e195" officeooo:paragraph-rsid="0042424a" style:font-weight-asian="bold" style:font-weight-complex="bold"/>
    </style:style>
    <style:style style:name="P92" style:family="paragraph" style:parent-style-name="Text_20_body">
      <style:text-properties style:font-name="Calibri" fo:font-weight="bold" officeooo:rsid="0021e195" officeooo:paragraph-rsid="0042adf1" style:font-weight-asian="bold" style:font-weight-complex="bold"/>
    </style:style>
    <style:style style:name="P93" style:family="paragraph" style:parent-style-name="Text_20_body">
      <style:text-properties style:font-name="Calibri" fo:font-weight="bold" officeooo:rsid="0021e195" officeooo:paragraph-rsid="0042d1dc" style:font-weight-asian="bold" style:font-weight-complex="bold"/>
    </style:style>
    <style:style style:name="P94" style:family="paragraph" style:parent-style-name="Text_20_body">
      <style:text-properties style:font-name="Calibri" fo:font-weight="bold" officeooo:rsid="0021e195" officeooo:paragraph-rsid="0044d361" style:font-weight-asian="bold" style:font-weight-complex="bold"/>
    </style:style>
    <style:style style:name="P95" style:family="paragraph" style:parent-style-name="Text_20_body">
      <style:text-properties style:font-name="Calibri" fo:font-weight="normal" officeooo:rsid="0021e195" officeooo:paragraph-rsid="0042d1dc" style:font-weight-asian="normal" style:font-weight-complex="normal"/>
    </style:style>
    <style:style style:name="P96" style:family="paragraph" style:parent-style-name="Text_20_body">
      <style:text-properties style:font-name="Calibri" fo:font-weight="normal" officeooo:rsid="0021e195" officeooo:paragraph-rsid="0044d361" style:font-weight-asian="normal" style:font-weight-complex="normal"/>
    </style:style>
    <style:style style:name="T1" style:family="text">
      <style:text-properties fo:font-size="20pt" officeooo:rsid="001516b2" style:font-size-asian="20pt" style:font-size-complex="20pt"/>
    </style:style>
    <style:style style:name="T2" style:family="text">
      <style:text-properties style:font-name="Calibri"/>
    </style:style>
    <style:style style:name="T3" style:family="text">
      <style:text-properties style:font-name="Calibri" fo:font-size="14pt" officeooo:rsid="001516b2" style:font-size-asian="12.25pt" style:font-size-complex="14pt"/>
    </style:style>
    <style:style style:name="T4" style:family="text">
      <style:text-properties style:font-name="Calibri" loext:padding="0cm" loext:border="none"/>
    </style:style>
    <style:style style:name="T5" style:family="text">
      <style:text-properties style:font-name="Calibri" officeooo:rsid="00163c2c"/>
    </style:style>
    <style:style style:name="T6" style:family="text">
      <style:text-properties officeooo:rsid="00172e16"/>
    </style:style>
    <style:style style:name="T7" style:family="text">
      <style:text-properties officeooo:rsid="0018c351"/>
    </style:style>
    <style:style style:name="T8" style:family="text">
      <style:text-properties officeooo:rsid="001dcc1e"/>
    </style:style>
    <style:style style:name="T9" style:family="text">
      <style:text-properties officeooo:rsid="001e313f"/>
    </style:style>
    <style:style style:name="T10" style:family="text">
      <style:text-properties officeooo:rsid="001fffb3"/>
    </style:style>
    <style:style style:name="T11" style:family="text">
      <style:text-properties fo:font-variant="normal" fo:text-transform="none" fo:color="#000000" loext:opacity="100%" style:font-name="Verdana" fo:font-size="9.60000038146973pt" fo:letter-spacing="normal" fo:font-style="normal" fo:font-weight="normal"/>
    </style:style>
    <style:style style:name="T12" style:family="text">
      <style:text-properties officeooo:rsid="002073a3"/>
    </style:style>
    <style:style style:name="T13" style:family="text">
      <style:text-properties officeooo:rsid="00265cb7"/>
    </style:style>
    <style:style style:name="T14" style:family="text">
      <style:text-properties officeooo:rsid="00279a17"/>
    </style:style>
    <style:style style:name="T15" style:family="text">
      <style:text-properties officeooo:rsid="002952d2"/>
    </style:style>
    <style:style style:name="T16" style:family="text">
      <style:text-properties officeooo:rsid="0029c961"/>
    </style:style>
    <style:style style:name="T17" style:family="text">
      <style:text-properties officeooo:rsid="002a05ad"/>
    </style:style>
    <style:style style:name="T18" style:family="text">
      <style:text-properties officeooo:rsid="002abdd0"/>
    </style:style>
    <style:style style:name="T19" style:family="text">
      <style:text-properties officeooo:rsid="002b6086"/>
    </style:style>
    <style:style style:name="T20" style:family="text">
      <style:text-properties officeooo:rsid="002c8e33"/>
    </style:style>
    <style:style style:name="T21" style:family="text">
      <style:text-properties officeooo:rsid="002e5cd4"/>
    </style:style>
    <style:style style:name="T22" style:family="text">
      <style:text-properties officeooo:rsid="002eae5a"/>
    </style:style>
    <style:style style:name="T23" style:family="text">
      <style:text-properties officeooo:rsid="003011f6"/>
    </style:style>
    <style:style style:name="T24" style:family="text">
      <style:text-properties officeooo:rsid="0030264c"/>
    </style:style>
    <style:style style:name="T25" style:family="text">
      <style:text-properties officeooo:rsid="0030f0b8"/>
    </style:style>
    <style:style style:name="T26" style:family="text">
      <style:text-properties officeooo:rsid="0034e97c"/>
    </style:style>
    <style:style style:name="T27" style:family="text">
      <style:text-properties officeooo:rsid="0035d9c6"/>
    </style:style>
    <style:style style:name="T28" style:family="text">
      <style:text-properties officeooo:rsid="0038aa7a"/>
    </style:style>
    <style:style style:name="T29" style:family="text">
      <style:text-properties officeooo:rsid="003a2df9"/>
    </style:style>
    <style:style style:name="T30" style:family="text">
      <style:text-properties officeooo:rsid="003cd9d7"/>
    </style:style>
    <style:style style:name="T31" style:family="text">
      <style:text-properties officeooo:rsid="003ed23d"/>
    </style:style>
    <style:style style:name="T32" style:family="text">
      <style:text-properties officeooo:rsid="003f9f9f"/>
    </style:style>
    <style:style style:name="T33" style:family="text">
      <style:text-properties officeooo:rsid="00403346"/>
    </style:style>
    <style:style style:name="T34" style:family="text">
      <style:text-properties officeooo:rsid="0042424a"/>
    </style:style>
    <style:style style:name="T35" style:family="text">
      <style:text-properties officeooo:rsid="0042adf1"/>
    </style:style>
    <style:style style:name="T36" style:family="text">
      <style:text-properties officeooo:rsid="0042d1dc"/>
    </style:style>
    <style:style style:name="T37" style:family="text">
      <style:text-properties officeooo:rsid="00434e1d"/>
    </style:style>
    <style:style style:name="T38" style:family="text">
      <style:text-properties officeooo:rsid="0044d36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 <text:s text:c="15"/><text:span text:style-name="T1">HTML</text:span></text:p>
      <text:p text:style-name="P1"/>
      <text:p text:style-name="P65"><text:span text:style-name="T3">A. </text:span><text:a xlink:type="simple" xlink:href="https://www.w3schools.com/html/html_intro.asp" office:target-frame-name="_blank" xlink:show="new" text:style-name="Internet_20_link" text:visited-style-name="Visited_20_Internet_20_Link"><text:span text:style-name="T4">W3Schools: Learn HTML</text:span></text:a></text:p>
      <text:p text:style-name="P65"><text:span text:style-name="T2">-&gt; </text:span><text:a xlink:type="simple" xlink:href="https://www.w3schools.com/html/html_intro.asp" text:style-name="Internet_20_link" text:visited-style-name="Visited_20_Internet_20_Link"><text:span text:style-name="T2">https://www.w3schools.com/html/html_intro.asp</text:span></text:a></text:p>
      <text:p text:style-name="P1"/>
      <text:p text:style-name="P1">- HTML is a markup language and stands for Hyper Text Markup Language.</text:p>
      <text:p text:style-name="P1">- A markup language is a set of rules that defines how the layout and presentation of text and images should appear in a digital document.</text:p>
      <text:p text:style-name="Text_20_body"><text:span text:style-name="T2">- It allows structuring documents, adding formatting, and specifying how different elements should be displayed (or “rendered”) on webpages. </text:span><text:span text:style-name="T5">(more info at </text:span><text:a xlink:type="simple" xlink:href="https://www.semrush.com/blog/markup-language/" text:style-name="Internet_20_link" text:visited-style-name="Visited_20_Internet_20_Link"><text:span text:style-name="T5">https://www.semrush.com/blog/markup-language/</text:span></text:a><text:span text:style-name="T5">)</text:span></text:p>
      <text:p text:style-name="P1">- HTML <text:span text:style-name="T6">(Hyper Text Markup Language)</text:span>, XML <text:span text:style-name="T6">(Extensible Markup Language)</text:span>, SGML <text:span text:style-name="T6">(Standard Generalized Markup Language)</text:span>, and XHTML <text:span text:style-name="T7">(EXtensible HyperText Markup Language)</text:span> are the most common among the various markup languages available.</text:p>
      <text:p text:style-name="P1">- XHTML is a hybrid between HTML and XML, essentially combining the presentation capabilities of HTML with the strict syntax rules of XML. </text:p>
      <text:p text:style-name="P1">- As the first step toward a more organized and consistent web, XHTML was developed to improve code and browser compatibility. </text:p>
      <text:p text:style-name="P1">- The birth of HTML5 changed things. HTML5 addresses many of XHTML’s benefits and adds cutting-edge web features. Most developers now use HTML5 over XHTML due to its adaptability and ability to keep up with the constantly evolving digital landscape</text:p>
      <text:p text:style-name="P1"/>
      <text:p text:style-name="P1"/>
      <text:p text:style-name="P1"/>
      <text:p text:style-name="P1"/>
      <text:p text:style-name="P1"/>
      <text:p text:style-name="P1"/>
      <text:p text:style-name="P1"><text:soft-page-break/></text:p>
      <text:p text:style-name="P46">1. HTML Introduction:</text:p>
      <text:list xml:id="list1190430543" text:style-name="L1">
        <text:list-item>
          <text:p text:style-name="P69">HTML stands for Hyper Text Markup Language</text:p>
        </text:list-item>
        <text:list-item>
          <text:p text:style-name="P69">HTML is the standard markup language for creating Web pages</text:p>
        </text:list-item>
        <text:list-item>
          <text:p text:style-name="P70">HTML describes the structure of a Web page</text:p>
        </text:list-item>
        <text:list-item>
          <text:p text:style-name="P70">HTML consists of a series of elements</text:p>
        </text:list-item>
        <text:list-item>
          <text:p text:style-name="P70">HTML elements tell the browser how to display the content</text:p>
        </text:list-item>
        <text:list-item>
          <text:p text:style-name="P70">HTML elements label pieces of content such as "this is a heading", "this is a paragraph", "this is a link", etc.</text:p>
        </text:list-item>
      </text:list>
      <text:p text:style-name="P2"/>
      <text:p text:style-name="P46"/>
      <text:p text:style-name="P46"/>
      <text:p text:style-name="P46">2. HTML Editors:</text:p>
      <text:list xml:id="list3387625519" text:style-name="L2">
        <text:list-item>
          <text:p text:style-name="P71">Web pages can be created and modified by using professional HTML editors.</text:p>
        </text:list-item>
        <text:list-item>
          <text:p text:style-name="P71">However, for learning HTML we recommend a simple text editor like Notepad (PC) or TextEdit (Mac).</text:p>
        </text:list-item>
        <text:list-item>
          <text:p text:style-name="P71">We believe that using a simple text editor is a good way to learn HTML. </text:p>
        </text:list-item>
      </text:list>
      <text:p text:style-name="P1"/>
      <text:p text:style-name="P46"/>
      <text:p text:style-name="P46"/>
      <text:p text:style-name="P46"/>
      <text:p text:style-name="P46"/>
      <text:p text:style-name="P46"/>
      <text:p text:style-name="P46"/>
      <text:p text:style-name="P46"><text:soft-page-break/></text:p>
      <text:p text:style-name="P46">3. HTML Basic:</text:p>
      <text:list xml:id="list2518694138" text:style-name="L3">
        <text:list-item>
          <text:p text:style-name="P72">All HTML documents must start with a document type declaration: &lt;!DOCTYPE html&gt;.</text:p>
        </text:list-item>
        <text:list-item>
          <text:p text:style-name="P72">The HTML document itself begins with &lt;html&gt; and ends with &lt;/html&gt;.</text:p>
        </text:list-item>
        <text:list-item>
          <text:p text:style-name="P72">The visible part of the HTML document is between &lt;body&gt; and &lt;/body&gt;.</text:p>
        </text:list-item>
        <text:list-item>
          <text:p text:style-name="P72">The &lt;!DOCTYPE&gt; declaration represents the document type, and helps browsers to display web pages correctly.</text:p>
        </text:list-item>
        <text:list-item>
          <text:p text:style-name="P72">It must only appear once, at the top of the page (before any HTML tags).</text:p>
        </text:list-item>
        <text:list-item>
          <text:p text:style-name="P72">The &lt;!DOCTYPE&gt; declaration is not case sensitive.</text:p>
        </text:list-item>
        <text:list-item>
          <text:p text:style-name="P72">HTML headings are defined with the &lt;h1&gt; to &lt;h6&gt; tags.</text:p>
        </text:list-item>
        <text:list-item>
          <text:p text:style-name="P73">&lt;h1&gt; defines the most important heading. </text:p>
        </text:list-item>
        <text:list-item>
          <text:p text:style-name="P73">&lt;h6&gt; defines the least important heading</text:p>
        </text:list-item>
        <text:list-item>
          <text:p text:style-name="P73">HTML paragraphs are defined with the &lt;p&gt; tag.</text:p>
        </text:list-item>
        <text:list-item>
          <text:p text:style-name="P73">HTML links are defined with the &lt;a&gt; tag.</text:p>
        </text:list-item>
        <text:list-item>
          <text:p text:style-name="P73">The link's destination is specified in the href attribute. </text:p>
        </text:list-item>
        <text:list-item>
          <text:p text:style-name="P73">Attributes are used to provide additional information about HTML elements.</text:p>
        </text:list-item>
        <text:list-item>
          <text:p text:style-name="P73">HTML images are defined with the &lt;img&gt; tag.</text:p>
        </text:list-item>
        <text:list-item>
          <text:p text:style-name="P73">The source file (src), alternative text (alt), width, and height are provided as attributes.</text:p>
        </text:list-item>
      </text:list>
      <text:p text:style-name="P3"/>
      <text:p text:style-name="P47"/>
      <text:p text:style-name="P47"/>
      <text:p text:style-name="P47"/>
      <text:p text:style-name="P47"/>
      <text:p text:style-name="P47"/>
      <text:p text:style-name="P47"><text:soft-page-break/></text:p>
      <text:p text:style-name="P47">4. HTML Elements:</text:p>
      <text:list xml:id="list2194556795" text:style-name="L4">
        <text:list-item>
          <text:p text:style-name="P74">An HTML element is defined by a start tag, some content, and an end tag.</text:p>
        </text:list-item>
        <text:list-item>
          <text:p text:style-name="P74">HTML elements can be nested (this means that elements can contain other elements).</text:p>
        </text:list-item>
        <text:list-item>
          <text:p text:style-name="P74">All HTML documents consist of nested HTML elements.</text:p>
        </text:list-item>
        <text:list-item>
          <text:p text:style-name="P74">Some HTML elements will display correctly, even if you forget the end tag.</text:p>
        </text:list-item>
        <text:list-item>
          <text:p text:style-name="P74">However, never rely on this! Unexpected results and errors may occur if you forget the end tag!</text:p>
        </text:list-item>
        <text:list-item>
          <text:p text:style-name="P74">HTML elements with no content are called empty elements.</text:p>
        </text:list-item>
        <text:list-item>
          <text:p text:style-name="P74">The &lt;br&gt; tag defines a line break, and is an empty element without a closing tag.</text:p>
        </text:list-item>
        <text:list-item>
          <text:p text:style-name="P74">HTML tags are not case sensitive: &lt;P&gt; means the same as &lt;p&gt;.</text:p>
        </text:list-item>
      </text:list>
      <text:p text:style-name="P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5. HTML Attributes:</text:p>
      <text:list xml:id="list2252732220" text:style-name="L5">
        <text:list-item>
          <text:p text:style-name="P75">All HTML elements can have attributes</text:p>
        </text:list-item>
        <text:list-item>
          <text:p text:style-name="P75">Attributes provide additional information about elements</text:p>
        </text:list-item>
        <text:list-item>
          <text:p text:style-name="P75">Attributes are always specified in the start tag</text:p>
        </text:list-item>
        <text:list-item>
          <text:p text:style-name="P75">Attributes usually come in name/value pairs like: name="value".</text:p>
        </text:list-item>
        <text:list-item>
          <text:p text:style-name="P75">All HTML elements can have attributes</text:p>
        </text:list-item>
        <text:list-item>
          <text:p text:style-name="P75">The href attribute of &lt;a&gt; specifies the URL of the page the link goes to</text:p>
        </text:list-item>
        <text:list-item>
          <text:p text:style-name="P75">The src attribute of &lt;img&gt; specifies the path to the image to be displayed</text:p>
        </text:list-item>
        <text:list-item>
          <text:p text:style-name="P75">The width and height attributes of &lt;img&gt; provide size information for images</text:p>
        </text:list-item>
        <text:list-item>
          <text:p text:style-name="P75">The alt attribute of &lt;img&gt; provides an alternate text for an image</text:p>
        </text:list-item>
        <text:list-item>
          <text:p text:style-name="P75">The style attribute is used to add styles to an element, such as color, font, size, and more</text:p>
        </text:list-item>
        <text:list-item>
          <text:p text:style-name="P75">The lang attribute of the &lt;html&gt; tag declares the language of the Web page</text:p>
        </text:list-item>
        <text:list-item>
          <text:p text:style-name="P75">The title attribute defines some extra information about an element</text:p>
        </text:list-item>
      </text:list>
      <text:p text:style-name="P4"/>
      <text:p text:style-name="P47"/>
      <text:p text:style-name="P47"/>
      <text:p text:style-name="P47"/>
      <text:p text:style-name="P47"/>
      <text:p text:style-name="P47"/>
      <text:p text:style-name="P47"/>
      <text:p text:style-name="P47"/>
      <text:p text:style-name="P47"/>
      <text:p text:style-name="P47"/>
      <text:p text:style-name="P47"><text:soft-page-break/></text:p>
      <text:p text:style-name="P47">6. HTML Headings:</text:p>
      <text:list xml:id="list2314845324" text:style-name="L6">
        <text:list-item>
          <text:p text:style-name="P76">HTML headings are titles or subtitles that you want to display on a webpage.</text:p>
        </text:list-item>
        <text:list-item>
          <text:p text:style-name="P76">HTML headings are defined with the &lt;h1&gt; to &lt;h6&gt; tags.</text:p>
        </text:list-item>
        <text:list-item>
          <text:p text:style-name="P76">&lt;h1&gt; defines the most important heading. &lt;h6&gt; defines the least important heading.</text:p>
        </text:list-item>
        <text:list-item>
          <text:p text:style-name="P76">Browsers automatically add some white space (a margin) before and after a heading.</text:p>
        </text:list-item>
        <text:list-item>
          <text:p text:style-name="P76">Search engines use the headings to index the structure and content of your web pages.</text:p>
        </text:list-item>
        <text:list-item>
          <text:p text:style-name="P76">Users often skim a page by its headings. It is important to use headings to show the document structure.</text:p>
        </text:list-item>
        <text:list-item>
          <text:p text:style-name="P76">&lt;h1&gt; headings should be used for main headings, followed by &lt;h2&gt; headings, then the less important &lt;h3&gt;, and so on.</text:p>
        </text:list-item>
        <text:list-item>
          <text:p text:style-name="P76">Use HTML headings for headings only. Don't use headings to make text BIG or bold.</text:p>
        </text:list-item>
        <text:list-item>
          <text:p text:style-name="P76">Each HTML heading has a default size. However, you can specify the size for any heading with the style attribute, using the CSS font-size property</text:p>
        </text:list-item>
      </text:list>
      <text:p text:style-name="P4"/>
      <text:p text:style-name="P4"/>
      <text:p text:style-name="P4"/>
      <text:p text:style-name="P48"/>
      <text:p text:style-name="P48"/>
      <text:p text:style-name="P48"/>
      <text:p text:style-name="P48"/>
      <text:p text:style-name="P48"/>
      <text:p text:style-name="P48"/>
      <text:p text:style-name="P48"/>
      <text:p text:style-name="P48"/>
      <text:p text:style-name="P48"><text:soft-page-break/></text:p>
      <text:p text:style-name="P48">7. HTML Paragraph:</text:p>
      <text:list xml:id="list1571085677" text:style-name="L7">
        <text:list-item>
          <text:p text:style-name="P77">A paragraph always starts on a new line, and is usually a block of text.</text:p>
        </text:list-item>
        <text:list-item>
          <text:p text:style-name="P77">The HTML &lt;p&gt; element defines a paragraph.</text:p>
        </text:list-item>
        <text:list-item>
          <text:p text:style-name="P77">A paragraph always starts on a new line, and browsers automatically add some white space (a margin) before and after a paragraph.</text:p>
        </text:list-item>
        <text:list-item>
          <text:p text:style-name="P77">You cannot be sure how HTML will be displayed. Large or small screens, and resized windows will create different results.</text:p>
        </text:list-item>
        <text:list-item>
          <text:p text:style-name="P77">With HTML, you cannot change the display by adding extra spaces or extra lines in your HTML code. The browser will automatically remove any extra spaces and lines when the page is displayed</text:p>
        </text:list-item>
        <text:list-item>
          <text:p text:style-name="P77">The &lt;hr&gt; tag defines a thematic break in an HTML page, and is most often displayed as a horizontal rule.</text:p>
        </text:list-item>
        <text:list-item>
          <text:p text:style-name="P77">The &lt;hr&gt; element is used to separate content (or define a change) in an HTML page.</text:p>
        </text:list-item>
        <text:list-item>
          <text:p text:style-name="P77">The HTML &lt;br&gt; element defines a line break. Use &lt;br&gt; if you want a line break (a new line) without starting a new paragraph.</text:p>
        </text:list-item>
        <text:list-item>
          <text:p text:style-name="P78">The &lt;hr&gt; <text:s/><text:span text:style-name="T8">and &lt;br&gt; </text:span>tag<text:span text:style-name="T8">s</text:span> <text:span text:style-name="T8">are</text:span> empty tag<text:span text:style-name="T8">s</text:span>, which means th<text:span text:style-name="T8">ey</text:span> ha<text:span text:style-name="T8">ve</text:span> no end tag<text:span text:style-name="T8">s</text:span>.</text:p>
        </text:list-item>
        <text:list-item>
          <text:p text:style-name="P78">The HTML &lt;pre&gt; element defines preformatted text.</text:p>
        </text:list-item>
        <text:list-item>
          <text:p text:style-name="P78">The text inside a &lt;pre&gt; element is displayed in a fixed-width font (usually Courier), and it preserves both spaces and line breaks.</text:p>
        </text:list-item>
      </text:list>
      <text:p text:style-name="P5"/>
      <text:p text:style-name="P49"/>
      <text:p text:style-name="P49"/>
      <text:p text:style-name="P49"/>
      <text:p text:style-name="P49"/>
      <text:p text:style-name="P49"/>
      <text:p text:style-name="P49"/>
      <text:p text:style-name="P49"><text:soft-page-break/></text:p>
      <text:p text:style-name="P49">8. HTML Styles:</text:p>
      <text:list xml:id="list2773829676" text:style-name="L8">
        <text:list-item>
          <text:p text:style-name="P79">Use the style attribute for styling HTML elements</text:p>
        </text:list-item>
        <text:list-item>
          <text:p text:style-name="P79">Use background-color for background color</text:p>
        </text:list-item>
        <text:list-item>
          <text:p text:style-name="P79">Use color for text colors</text:p>
        </text:list-item>
        <text:list-item>
          <text:p text:style-name="P79">Use font-family for text fonts</text:p>
        </text:list-item>
        <text:list-item>
          <text:p text:style-name="P79">Use font-size for text sizes</text:p>
        </text:list-item>
        <text:list-item>
          <text:p text:style-name="P79">Use text-align for text alignment</text:p>
        </text:list-item>
      </text:list>
      <text:p text:style-name="P6"/>
      <text:p text:style-name="P50"/>
      <text:p text:style-name="P50"><text:span text:style-name="T9">9</text:span>. HTML <text:span text:style-name="T9">Formatting</text:span>:</text:p>
      <text:p text:style-name="P9">HTML Text Formatting Elements</text:p>
      <text:p text:style-name="P9">Tag<text:tab/>Description</text:p>
      <text:p text:style-name="P9">&lt;b&gt;<text:tab/>Defines bold text</text:p>
      <text:p text:style-name="P9">&lt;em&gt;<text:tab/>Defines emphasized text </text:p>
      <text:p text:style-name="P9">&lt;i&gt;<text:tab/>Defines a part of text in an alternate voice or mood</text:p>
      <text:p text:style-name="P9">&lt;small&gt;<text:tab/>Defines smaller text</text:p>
      <text:p text:style-name="P9">&lt;strong&gt;<text:tab/>Defines important text</text:p>
      <text:p text:style-name="P9">&lt;sub&gt;<text:tab/>Defines subscripted text</text:p>
      <text:p text:style-name="P9">&lt;sup&gt;<text:tab/>Defines superscripted text</text:p>
      <text:p text:style-name="P9">&lt;ins&gt;<text:tab/>Defines inserted text</text:p>
      <text:p text:style-name="P9">&lt;del&gt;<text:tab/>Defines deleted text</text:p>
      <text:p text:style-name="P9">&lt;mark&gt;<text:tab/>Defines marked/highlighted text</text:p>
      <text:p text:style-name="P6"/>
      <text:p text:style-name="P50"><text:soft-page-break/></text:p>
      <text:p text:style-name="P50"/>
      <text:p text:style-name="P50"><text:span text:style-name="T9">10</text:span>. HTML <text:span text:style-name="T9">Quotations</text:span>:</text:p>
      <text:p text:style-name="P9">&lt;abbr&gt;<text:tab/>Defines an abbreviation or acronym</text:p>
      <text:p text:style-name="P9">&lt;address&gt;<text:tab/>Defines contact information for the author/owner of a document</text:p>
      <text:p text:style-name="P9">&lt;bdo&gt;<text:tab/>Defines the text direction</text:p>
      <text:p text:style-name="P9">&lt;blockquote&gt;<text:tab/>Defines a section that is quoted from another source</text:p>
      <text:p text:style-name="P9">&lt;cite&gt;<text:tab/>Defines the title of a work</text:p>
      <text:p text:style-name="P9">&lt;q&gt;<text:tab/>Defines a short inline quotation</text:p>
      <text:p text:style-name="P9"/>
      <text:p text:style-name="P7"/>
      <text:p text:style-name="P51"><text:span text:style-name="T9">1</text:span><text:span text:style-name="T10">1</text:span>. HTML <text:span text:style-name="T10">Comments</text:span>:</text:p>
      <text:p text:style-name="P10"><text:tab/>HTML comments are not displayed in the browser, but they can help document your HTML source code.</text:p>
      <text:p text:style-name="P8"/>
      <text:p text:style-name="P52"/>
      <text:p text:style-name="P52"/>
      <text:p text:style-name="P52"/>
      <text:p text:style-name="P52"/>
      <text:p text:style-name="P52"/>
      <text:p text:style-name="P52"/>
      <text:p text:style-name="P52"/>
      <text:p text:style-name="P52"/>
      <text:p text:style-name="P52"/>
      <text:p text:style-name="P52"><text:soft-page-break/></text:p>
      <text:p text:style-name="P52"><text:span text:style-name="T9">1</text:span><text:span text:style-name="T12">2</text:span>. HTML <text:span text:style-name="T10">Co</text:span><text:span text:style-name="T12">lor</text:span><text:span text:style-name="T10">s</text:span>:</text:p>
      <text:p text:style-name="P11">Colorname<text:tab/>HEX<text:tab/>RGB</text:p>
      <text:p text:style-name="P11">AliceBlue<text:tab/>F0F8FF<text:tab/>240,248,255</text:p>
      <text:p text:style-name="P11">AntiqueWhite<text:tab/>FAEBD7<text:tab/>250,235,215</text:p>
      <text:p text:style-name="P11">Aqua<text:tab/>00FFFF<text:tab/>0,255,255</text:p>
      <text:p text:style-name="P11">Aquamarine<text:tab/>7FFFD4<text:tab/>127,255,212</text:p>
      <text:p text:style-name="P11">Azure<text:tab/>F0FFFF<text:tab/>240,255,255</text:p>
      <text:p text:style-name="P11">Beige<text:tab/>F5F5DC<text:tab/>245,245,220</text:p>
      <text:p text:style-name="P11">Bisque<text:tab/>FFE4C4<text:tab/>255,228,196</text:p>
      <text:p text:style-name="P11">Black<text:tab/>000000<text:tab/>0,0,0</text:p>
      <text:p text:style-name="P11">BlanchedAlmond<text:tab/>FFEBCD<text:tab/>255,235,205</text:p>
      <text:p text:style-name="P11">Blue<text:tab/>0000FF<text:tab/>0,0,255</text:p>
      <text:p text:style-name="P11">BlueViolet<text:tab/>8A2BE2<text:tab/>138,43,226</text:p>
      <text:p text:style-name="P11">Brown<text:tab/>A52A2A<text:tab/>165,42,42</text:p>
      <text:p text:style-name="P11">BurlyWood<text:tab/>DEB887<text:tab/>222,184,135</text:p>
      <text:p text:style-name="P11">CadetBlue<text:tab/>5F9EA0<text:tab/>95,158,160</text:p>
      <text:p text:style-name="P11">Chartreuse<text:tab/>7FFF00<text:tab/>127,255,0</text:p>
      <text:p text:style-name="P11">Chocolate<text:tab/>D2691E<text:tab/>210,105,30</text:p>
      <text:p text:style-name="P11">Coral<text:tab/>FF7F50<text:tab/>255,127,80</text:p>
      <text:p text:style-name="P11">CornflowerBlue<text:tab/>6495ED<text:tab/>100,149,237</text:p>
      <text:p text:style-name="P11">Cornsilk<text:tab/>FFF8DC<text:tab/>255,248,220</text:p>
      <text:p text:style-name="P11">Crimson<text:tab/>DC143C<text:tab/>220,20,60</text:p>
      <text:p text:style-name="P11">Cyan<text:tab/>00FFFF<text:tab/>0,255,255</text:p>
      <text:p text:style-name="P11"><text:soft-page-break/>DarkBlue<text:tab/>00008B<text:tab/>0,0,139</text:p>
      <text:p text:style-name="P11">DarkCyan<text:tab/>008B8B<text:tab/>0,139,139</text:p>
      <text:p text:style-name="P11">DarkGoldenRod<text:tab/>B8860B<text:tab/>184,134,11</text:p>
      <text:p text:style-name="P11">DarkGray<text:tab/>A9A9A9<text:tab/>169,169,169</text:p>
      <text:p text:style-name="P11">DarkGrey<text:tab/>A9A9A9<text:tab/>169,169,169</text:p>
      <text:p text:style-name="P11">DarkGreen<text:tab/>006400<text:tab/>0,100,0</text:p>
      <text:p text:style-name="P11">DarkKhaki<text:tab/>BDB76B<text:tab/>189,183,107</text:p>
      <text:p text:style-name="P11">DarkMagenta<text:tab/>8B008B<text:tab/>139,0,139</text:p>
      <text:p text:style-name="P11">DarkOliveGreen<text:tab/>556B2F<text:tab/>85,107,47</text:p>
      <text:p text:style-name="P11">DarkOrange<text:tab/>FF8C00<text:tab/>255,140,0</text:p>
      <text:p text:style-name="P11">DarkOrchid<text:tab/>9932CC<text:tab/>153,50,204</text:p>
      <text:p text:style-name="P11">DarkRed<text:tab/>8B0000<text:tab/>139,0,0</text:p>
      <text:p text:style-name="P11">DarkSalmon<text:tab/>E9967A<text:tab/>233,150,122</text:p>
      <text:p text:style-name="P11">DarkSeaGreen<text:tab/>8FBC8F<text:tab/>143,188,143</text:p>
      <text:p text:style-name="P11">DarkSlateBlue<text:tab/>483D8B<text:tab/>72,61,139</text:p>
      <text:p text:style-name="P11">DarkSlateGray<text:tab/>2F4F4F<text:tab/>47,79,79</text:p>
      <text:p text:style-name="P11">DarkSlateGrey<text:tab/>2F4F4F<text:tab/>47,79,79</text:p>
      <text:p text:style-name="P11">DarkTurquoise<text:tab/>00CED1<text:tab/>0,206,209</text:p>
      <text:p text:style-name="P11">DarkViolet<text:tab/>9400D3<text:tab/>148,0,211</text:p>
      <text:p text:style-name="P11">DeepPink<text:tab/>FF1493<text:tab/>255,20,147</text:p>
      <text:p text:style-name="P11">DeepSkyBlue<text:tab/>00BFFF<text:tab/>0,191,255</text:p>
      <text:p text:style-name="P11">DimGray<text:tab/>696969<text:tab/>105,105,105</text:p>
      <text:p text:style-name="P11">DimGrey<text:tab/>696969<text:tab/>105,105,105</text:p>
      <text:p text:style-name="P11">DodgerBlue<text:tab/>1E90FF<text:tab/>30,144,255</text:p>
      <text:p text:style-name="P11"><text:soft-page-break/>FireBrick<text:tab/>B22222<text:tab/>178,34,34</text:p>
      <text:p text:style-name="P11">FloralWhite<text:tab/>FFFAF0<text:tab/>255,250,240</text:p>
      <text:p text:style-name="P11">ForestGreen<text:tab/>228B22<text:tab/>34,139,34</text:p>
      <text:p text:style-name="P11">Fuchsia<text:tab/>FF00FF<text:tab/>255,0,255</text:p>
      <text:p text:style-name="P11">Gainsboro<text:tab/>DCDCDC<text:tab/>220,220,220</text:p>
      <text:p text:style-name="P11">GhostWhite<text:tab/>F8F8FF<text:tab/>248,248,255</text:p>
      <text:p text:style-name="P11">Gold<text:tab/>FFD700<text:tab/>255,215,0</text:p>
      <text:p text:style-name="P11">GoldenRod<text:tab/>DAA520<text:tab/>218,165,32</text:p>
      <text:p text:style-name="P11">Gray<text:tab/>808080<text:tab/>128,128,128</text:p>
      <text:p text:style-name="P11">Grey<text:tab/>808080<text:tab/>128,128,128</text:p>
      <text:p text:style-name="P11">Green<text:tab/>008000<text:tab/>0,128,0</text:p>
      <text:p text:style-name="P11">GreenYellow<text:tab/>ADFF2F<text:tab/>173,255,47</text:p>
      <text:p text:style-name="P11">HoneyDew<text:tab/>F0FFF0<text:tab/>240,255,240</text:p>
      <text:p text:style-name="P11">HotPink<text:tab/>FF69B4<text:tab/>255,105,180</text:p>
      <text:p text:style-name="P11">IndianRed<text:tab/>CD5C5C<text:tab/>205,92,92</text:p>
      <text:p text:style-name="P11">Indigo<text:tab/>4B0082<text:tab/>75,0,130</text:p>
      <text:p text:style-name="P11">Ivory<text:tab/>FFFFF0<text:tab/>255,255,240</text:p>
      <text:p text:style-name="P11">Khaki<text:tab/>F0E68C<text:tab/>240,230,140</text:p>
      <text:p text:style-name="P11">Lavender<text:tab/>E6E6FA<text:tab/>230,230,250</text:p>
      <text:p text:style-name="P11">LavenderBlush<text:tab/>FFF0F5<text:tab/>255,240,245</text:p>
      <text:p text:style-name="P11">LawnGreen<text:tab/>7CFC00<text:tab/>124,252,0</text:p>
      <text:p text:style-name="P11">LemonChiffon<text:tab/>FFFACD<text:tab/>255,250,205</text:p>
      <text:p text:style-name="P11">LightBlue<text:tab/>ADD8E6<text:tab/>173,216,230</text:p>
      <text:p text:style-name="P11">LightCoral<text:tab/>F08080<text:tab/>240,128,128</text:p>
      <text:p text:style-name="P11"><text:soft-page-break/>LightCyan<text:tab/>E0FFFF<text:tab/>224,255,255</text:p>
      <text:p text:style-name="P11">LightGoldenRodYellow<text:tab/>FAFAD2<text:tab/>250,250,210</text:p>
      <text:p text:style-name="P11">LightGray<text:tab/>D3D3D3<text:tab/>211,211,211</text:p>
      <text:p text:style-name="P11">LightGrey<text:tab/>D3D3D3<text:tab/>211,211,211</text:p>
      <text:p text:style-name="P11">LightGreen<text:tab/>90EE90<text:tab/>144,238,144</text:p>
      <text:p text:style-name="P11">LightPink<text:tab/>FFB6C1<text:tab/>255,182,193</text:p>
      <text:p text:style-name="P11">LightSalmon<text:tab/>FFA07A<text:tab/>255,160,122</text:p>
      <text:p text:style-name="P11">LightSeaGreen<text:tab/>20B2AA<text:tab/>32,178,170</text:p>
      <text:p text:style-name="P11">LightSkyBlue<text:tab/>87CEFA<text:tab/>135,206,250</text:p>
      <text:p text:style-name="P11">LightSlateGray<text:tab/>778899<text:tab/>119,136,153</text:p>
      <text:p text:style-name="P11">LightSlateGrey<text:tab/>778899<text:tab/>119,136,153</text:p>
      <text:p text:style-name="P11">LightSteelBlue<text:tab/>B0C4DE<text:tab/>176,196,222</text:p>
      <text:p text:style-name="P11">LightYellow<text:tab/>FFFFE0<text:tab/>255,255,224</text:p>
      <text:p text:style-name="P11">Lime<text:tab/>00FF00<text:tab/>0,255,0</text:p>
      <text:p text:style-name="P11">LimeGreen<text:tab/>32CD32<text:tab/>50,205,50</text:p>
      <text:p text:style-name="P11">Linen<text:tab/>FAF0E6<text:tab/>250,240,230</text:p>
      <text:p text:style-name="P11">Magenta<text:tab/>FF00FF<text:tab/>255,0,255</text:p>
      <text:p text:style-name="P11">Maroon<text:tab/>800000<text:tab/>128,0,0</text:p>
      <text:p text:style-name="P11">MediumAquaMarine<text:tab/>66CDAA<text:tab/>102,205,170</text:p>
      <text:p text:style-name="P11">MediumBlue<text:tab/>0000CD<text:tab/>0,0,205</text:p>
      <text:p text:style-name="P11">MediumOrchid<text:tab/>BA55D3<text:tab/>186,85,211</text:p>
      <text:p text:style-name="P11">MediumPurple<text:tab/>9370DB<text:tab/>147,112,219</text:p>
      <text:p text:style-name="P11">MediumSeaGreen<text:tab/>3CB371<text:tab/>60,179,113</text:p>
      <text:p text:style-name="P11">MediumSlateBlue<text:tab/>7B68EE<text:tab/>123,104,238</text:p>
      <text:p text:style-name="P11"><text:soft-page-break/>MediumSpringGreen<text:tab/>00FA9A<text:tab/>0,250,154</text:p>
      <text:p text:style-name="P11">MediumTurquoise<text:tab/>48D1CC<text:tab/>72,209,204</text:p>
      <text:p text:style-name="P11">MediumVioletRed<text:tab/>C71585<text:tab/>199,21,133</text:p>
      <text:p text:style-name="P11">MidnightBlue<text:tab/>191970<text:tab/>25,25,112</text:p>
      <text:p text:style-name="P11">MintCream<text:tab/>F5FFFA<text:tab/>245,255,250</text:p>
      <text:p text:style-name="P11">MistyRose<text:tab/>FFE4E1<text:tab/>255,228,225</text:p>
      <text:p text:style-name="P11">Moccasin<text:tab/>FFE4B5<text:tab/>255,228,181</text:p>
      <text:p text:style-name="P11">NavajoWhite<text:tab/>FFDEAD<text:tab/>255,222,173</text:p>
      <text:p text:style-name="P11">Navy<text:tab/>000080<text:tab/>0,0,128</text:p>
      <text:p text:style-name="P11">OldLace<text:tab/>FDF5E6<text:tab/>253,245,230</text:p>
      <text:p text:style-name="P11">Olive<text:tab/>808000<text:tab/>128,128,0</text:p>
      <text:p text:style-name="P11">OliveDrab<text:tab/>6B8E23<text:tab/>107,142,35</text:p>
      <text:p text:style-name="P11">Orange<text:tab/>FFA500<text:tab/>255,165,0</text:p>
      <text:p text:style-name="P11">OrangeRed<text:tab/>FF4500<text:tab/>255,69,0</text:p>
      <text:p text:style-name="P11">Orchid<text:tab/>DA70D6<text:tab/>218,112,214</text:p>
      <text:p text:style-name="P11">PaleGoldenRod<text:tab/>EEE8AA<text:tab/>238,232,170</text:p>
      <text:p text:style-name="P11">PaleGreen<text:tab/>98FB98<text:tab/>152,251,152</text:p>
      <text:p text:style-name="P11">PaleTurquoise<text:tab/>AFEEEE<text:tab/>175,238,238</text:p>
      <text:p text:style-name="P11">PaleVioletRed<text:tab/>DB7093<text:tab/>219,112,147</text:p>
      <text:p text:style-name="P11">PapayaWhip<text:tab/>FFEFD5<text:tab/>255,239,213</text:p>
      <text:p text:style-name="P11">PeachPuff<text:tab/>FFDAB9<text:tab/>255,218,185</text:p>
      <text:p text:style-name="P11">Peru<text:tab/>CD853F<text:tab/>205,133,63</text:p>
      <text:p text:style-name="P11">Pink<text:tab/>FFC0CB<text:tab/>255,192,203</text:p>
      <text:p text:style-name="P11">Plum<text:tab/>DDA0DD<text:tab/>221,160,221</text:p>
      <text:p text:style-name="P11"><text:soft-page-break/>PowderBlue<text:tab/>B0E0E6<text:tab/>176,224,230</text:p>
      <text:p text:style-name="P11">Purple<text:tab/>800080<text:tab/>128,0,128</text:p>
      <text:p text:style-name="P11">RebeccaPurple<text:tab/>663399<text:tab/>102,51,153</text:p>
      <text:p text:style-name="P11">Red<text:tab/>FF0000<text:tab/>255,0,0</text:p>
      <text:p text:style-name="P11">RosyBrown<text:tab/>BC8F8F<text:tab/>188,143,143</text:p>
      <text:p text:style-name="P11">RoyalBlue<text:tab/>4169E1<text:tab/>65,105,225</text:p>
      <text:p text:style-name="P11">SaddleBrown<text:tab/>8B4513<text:tab/>139,69,19</text:p>
      <text:p text:style-name="P11">Salmon<text:tab/>FA8072<text:tab/>250,128,114</text:p>
      <text:p text:style-name="P11">SandyBrown<text:tab/>F4A460<text:tab/>244,164,96</text:p>
      <text:p text:style-name="P11">SeaGreen<text:tab/>2E8B57<text:tab/>46,139,87</text:p>
      <text:p text:style-name="P11">SeaShell<text:tab/>FFF5EE<text:tab/>255,245,238</text:p>
      <text:p text:style-name="P11">Sienna<text:tab/>A0522D<text:tab/>160,82,45</text:p>
      <text:p text:style-name="P11">Silver<text:tab/>C0C0C0<text:tab/>192,192,192</text:p>
      <text:p text:style-name="P11">SkyBlue<text:tab/>87CEEB<text:tab/>135,206,235</text:p>
      <text:p text:style-name="P11">SlateBlue<text:tab/>6A5ACD<text:tab/>106,90,205</text:p>
      <text:p text:style-name="P11">SlateGray<text:tab/>708090<text:tab/>112,128,144</text:p>
      <text:p text:style-name="P11">SlateGrey<text:tab/>708090<text:tab/>112,128,144</text:p>
      <text:p text:style-name="P11">Snow<text:tab/>FFFAFA<text:tab/>255,250,250</text:p>
      <text:p text:style-name="P11">SpringGreen<text:tab/>00FF7F<text:tab/>0,255,127</text:p>
      <text:p text:style-name="P11">SteelBlue<text:tab/>4682B4<text:tab/>70,130,180</text:p>
      <text:p text:style-name="P11">Tan<text:tab/>D2B48C<text:tab/>210,180,140</text:p>
      <text:p text:style-name="P11">Teal<text:tab/>008080<text:tab/>0,128,128</text:p>
      <text:p text:style-name="P11">Thistle<text:tab/>D8BFD8<text:tab/>216,191,216</text:p>
      <text:p text:style-name="P11">Tomato<text:tab/>FF6347<text:tab/>255,99,71</text:p>
      <text:p text:style-name="P11"><text:soft-page-break/>Turquoise<text:tab/>40E0D0<text:tab/>64,224,208</text:p>
      <text:p text:style-name="P11">Violet<text:tab/>EE82EE<text:tab/>238,130,238</text:p>
      <text:p text:style-name="P11">Wheat<text:tab/>F5DEB3<text:tab/>245,222,179</text:p>
      <text:p text:style-name="P11">White<text:tab/>FFFFFF<text:tab/>255,255,255</text:p>
      <text:p text:style-name="P11">WhiteSmoke<text:tab/>F5F5F5<text:tab/>245,245,245</text:p>
      <text:p text:style-name="P11">Yellow<text:tab/>FFFF00<text:tab/>255,255,0</text:p>
      <text:p text:style-name="P11">YellowGreen<text:tab/>9ACD32<text:tab/>154,205,50</text:p>
      <text:p text:style-name="P12">i. RGB:</text:p>
      <text:p text:style-name="P67">An RGB color value represents RED, GREEN, and BLUE light sources.</text:p>
      <text:p text:style-name="P66">An RGBA color value is an extension of RGB with an Alpha channel (opacity).</text:p>
      <text:p text:style-name="P12">ii. HEX:</text:p>
      <text:p text:style-name="P12"><text:span text:style-name="T11">A hexadecimal color is specified with: #RRGGBB, where the RR (red), GG (green) and BB (blue) hexadecimal integers specify the components of the color.</text:span> </text:p>
      <text:p text:style-name="P13">Iii. HSL:</text:p>
      <text:p text:style-name="P68">HSL stands for hue, saturation, and lightness.</text:p>
      <text:p text:style-name="P66">HSLA color values are an extension of HSL with an Alpha channel (opacity).</text:p>
      <text:p text:style-name="P13"/>
      <text:p text:style-name="P13"/>
      <text:p text:style-name="P13"/>
      <text:p text:style-name="P13"/>
      <text:p text:style-name="P13"/>
      <text:p text:style-name="P13"/>
      <text:p text:style-name="P53"/>
      <text:p text:style-name="P53"/>
      <text:p text:style-name="P53"/>
      <text:p text:style-name="P53"><text:soft-page-break/></text:p>
      <text:p text:style-name="P53">13. HTML CSS:</text:p>
      <text:list xml:id="list2928718877" text:style-name="L9">
        <text:list-item>
          <text:p text:style-name="P80">CSS stands for Cascading Style Sheets.</text:p>
        </text:list-item>
        <text:list-item>
          <text:p text:style-name="P80">CSS saves a lot of work. It can control the layout of multiple web pages all at once.</text:p>
        </text:list-item>
        <text:list-item>
          <text:p text:style-name="P80">Use the HTML style attribute for inline styling</text:p>
        </text:list-item>
        <text:list-item>
          <text:p text:style-name="P80">Use the HTML &lt;style&gt; element to define internal CSS</text:p>
        </text:list-item>
        <text:list-item>
          <text:p text:style-name="P80">Use the HTML &lt;link&gt; element to refer to an external CSS file</text:p>
        </text:list-item>
        <text:list-item>
          <text:p text:style-name="P80">Use the HTML &lt;head&gt; element to store &lt;style&gt; and &lt;link&gt; elements</text:p>
        </text:list-item>
        <text:list-item>
          <text:p text:style-name="P80">Use the CSS color property for text colors</text:p>
        </text:list-item>
        <text:list-item>
          <text:p text:style-name="P80">Use the CSS font-family property for text fonts</text:p>
        </text:list-item>
        <text:list-item>
          <text:p text:style-name="P80">Use the CSS font-size property for text sizes</text:p>
        </text:list-item>
        <text:list-item>
          <text:p text:style-name="P80">Use the CSS border property for borders</text:p>
        </text:list-item>
        <text:list-item>
          <text:p text:style-name="P80">Use the CSS padding property for space inside the border</text:p>
        </text:list-item>
        <text:list-item>
          <text:p text:style-name="P80">Use the CSS margin property for space outside the border</text:p>
        </text:list-item>
      </text:list>
      <text:p text:style-name="P13"/>
      <text:p text:style-name="P53"/>
      <text:p text:style-name="P53"/>
      <text:p text:style-name="P53"/>
      <text:p text:style-name="P53"/>
      <text:p text:style-name="P53"/>
      <text:p text:style-name="P53"/>
      <text:p text:style-name="P53"/>
      <text:p text:style-name="P53"/>
      <text:p text:style-name="P53"/>
      <text:p text:style-name="P53"><text:soft-page-break/></text:p>
      <text:p text:style-name="P53">14. HTML Links:</text:p>
      <text:list xml:id="list2388044601" text:style-name="L10">
        <text:list-item>
          <text:p text:style-name="P81">Use the &lt;a&gt; element to define a link</text:p>
        </text:list-item>
        <text:list-item>
          <text:p text:style-name="P81">Use the href attribute to define the link address</text:p>
        </text:list-item>
        <text:list-item>
          <text:p text:style-name="P81">Use the target attribute to define where to open the linked document</text:p>
        </text:list-item>
        <text:list-item>
          <text:p text:style-name="P81">Use the &lt;img&gt; element (inside &lt;a&gt;) to use an image as a link</text:p>
        </text:list-item>
        <text:list-item>
          <text:p text:style-name="P81">Use the mailto: scheme inside the href attribute to create a link that opens the user's email program</text:p>
        </text:list-item>
        <text:list-item>
          <text:p text:style-name="P81">To create a bookmark - first create the bookmark, then add a link to it.</text:p>
        </text:list-item>
        <text:list-item>
          <text:p text:style-name="P81">When the link is clicked, the page will scroll down or up to the location with the bookmark.</text:p>
        </text:list-item>
      </text:list>
      <text:p text:style-name="P1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1<text:span text:style-name="T13">5</text:span>. HTML <text:span text:style-name="T13">Images</text:span>:</text:p>
      <text:p text:style-name="P14">Common Image Formats</text:p>
      <text:p text:style-name="P14">Here are the most common image file types, which are supported in all browsers (Chrome, Edge, Firefox, Safari, Opera):</text:p>
      <text:p text:style-name="P14">Abbreviation<text:tab/>File Format<text:tab/>File Extension</text:p>
      <text:p text:style-name="P14">APNG<text:tab/>Animated Portable Network Graphics<text:tab/>.apng</text:p>
      <text:p text:style-name="P14">GIF<text:tab/>Graphics Interchange Format<text:tab/>.gif</text:p>
      <text:p text:style-name="P14">ICO<text:tab/>Microsoft Icon<text:tab/>.ico, .cur</text:p>
      <text:p text:style-name="P14">JPEG<text:tab/>Joint Photographic Expert Group image<text:tab/>.jpg, .jpeg, .jfif, .pjpeg, .pjp</text:p>
      <text:p text:style-name="P14">PNG<text:tab/>Portable Network Graphics<text:tab/>.png</text:p>
      <text:p text:style-name="P14">SVG<text:tab/>Scalable Vector Graphics<text:tab/>.svg</text:p>
      <text:p text:style-name="P14">Chapter Summary</text:p>
      <text:list xml:id="list2606752753" text:style-name="L11">
        <text:list-item>
          <text:p text:style-name="P82">Use the HTML &lt;img&gt; element to define an image</text:p>
        </text:list-item>
        <text:list-item>
          <text:p text:style-name="P82">Use the HTML src attribute to define the URL of the image</text:p>
        </text:list-item>
        <text:list-item>
          <text:p text:style-name="P82">Use the HTML alt attribute to define an alternate text for an image, if it cannot be displayed</text:p>
        </text:list-item>
        <text:list-item>
          <text:p text:style-name="P82">Use the HTML width and height attributes or the CSS width and height properties to define the size of the image</text:p>
        </text:list-item>
        <text:list-item>
          <text:p text:style-name="P82">Use the CSS float property to let the image float to the left or to the right</text:p>
        </text:list-item>
      </text:list>
      <text:p text:style-name="P29"/>
      <text:p text:style-name="P29">i. Image maps:</text:p>
      <text:p text:style-name="P29">The HTML &lt;map&gt; tag defines an image map. An image map is an image with clickable areas. The areas are defined with one or more &lt;area&gt; tags.</text:p>
      <text:p text:style-name="P29">The idea behind an image map is that you should be able to perform different actions depending on where in the image you click.</text:p>
      <text:p text:style-name="P29"><text:soft-page-break/></text:p>
      <text:p text:style-name="P29">To create an image map you need an image, and some HTML code that describes the clickable areas.</text:p>
      <text:p text:style-name="P29">The image is inserted using the &lt;img&gt; tag. The only difference from other images is that you must add a usemap attribute</text:p>
      <text:p text:style-name="P29">The usemap value starts with a hash tag # followed by the name of the image map, and is used to create a relationship between the image and the image map.</text:p>
      <text:p text:style-name="P29">The &lt;map&gt; element is used to create an image map, and is linked to the image by using the required name attribute</text:p>
      <text:p text:style-name="P29">The name attribute must have the same value as the &lt;img&gt;'s usemap attribute.</text:p>
      <text:p text:style-name="P29">A clickable area is defined using an &lt;area&gt; element.</text:p>
      <text:p text:style-name="P29">You must define the shape of the clickable area, and you can choose one of these values:</text:p>
      <text:p text:style-name="P29"/>
      <text:p text:style-name="P29"><text:span text:style-name="T14">a. </text:span>rect - defines a rectangular region</text:p>
      <text:p text:style-name="P29">The coordinates for shape="rect" come in pairs, one for the x-axis and one for the y-axis.</text:p>
      <text:p text:style-name="P29">So, the coordinates 34,44 is located 34 pixels from the left margin and 44 pixels from the top.</text:p>
      <text:p text:style-name="P29">The coordinates 270,350 is located 270 pixels from the left margin and 350 pixels from the top</text:p>
      <text:p text:style-name="P29">Now we have enough data to create a clickable rectangular area.</text:p>
      <text:p text:style-name="P29"/>
      <text:p text:style-name="P29"><text:span text:style-name="T14">b. </text:span>circle - defines a circular region</text:p>
      <text:p text:style-name="P29">To add a circle area, first locate the coordinates of the center of the circle: 337,300</text:p>
      <text:p text:style-name="P29">Then specify the radius of the circle: 44 pixels</text:p>
      <text:p text:style-name="P29">Now you have enough data to create a clickable circular area.</text:p>
      <text:p text:style-name="P29"/>
      <text:p text:style-name="P29"><text:span text:style-name="T14">c. </text:span>poly - defines a polygonal region</text:p>
      <text:p text:style-name="P29"><text:soft-page-break/>The shape="poly" contains several coordinate points, which creates a shape formed with straight lines (a polygon).</text:p>
      <text:p text:style-name="P29">This can be used to create any shape. Like maybe a croissant shape!</text:p>
      <text:p text:style-name="P29">How can we make the croissant in the image below become a clickable link?</text:p>
      <text:p text:style-name="P29">We have to find the x and y coordinates for all edges of the croissant.</text:p>
      <text:p text:style-name="P29">The coordinates come in pairs, one for the x-axis and one for the y-axis.</text:p>
      <text:p text:style-name="P29">&lt;area shape="poly" coords="140,121,181,116,204,160,204,222,191,270,140,329,85,355,58,352,37,322,40,259,103,161,128,147" href="croissant.htm"&gt;</text:p>
      <text:p text:style-name="P29"><text:span text:style-name="T14">d. </text:span>default - defines the entire region</text:p>
      <text:list xml:id="list2379032557" text:style-name="L12">
        <text:list-item>
          <text:p text:style-name="P89">Use the HTML &lt;map&gt; element to define an image map</text:p>
        </text:list-item>
        <text:list-item>
          <text:p text:style-name="P89">Use the HTML &lt;area&gt; element to define the clickable areas in the image map</text:p>
        </text:list-item>
        <text:list-item>
          <text:p text:style-name="P89">Use the HTML usemap attribute of the &lt;img&gt; element to point to an image map</text:p>
        </text:list-item>
      </text:list>
      <text:p text:style-name="P15">&lt;img&gt;<text:tab/>Defines an image</text:p>
      <text:p text:style-name="P15">&lt;map&gt;<text:tab/>Defines an image map</text:p>
      <text:p text:style-name="P15">&lt;area&gt;<text:tab/>Defines a clickable area inside an image map</text:p>
      <text:p text:style-name="P15">&lt;picture&gt;<text:tab/>Defines a container for multiple image resources</text:p>
      <text:p text:style-name="P15"/>
      <text:p text:style-name="P30">ii. <text:span text:style-name="T15">Background Images:</text:span></text:p>
      <text:p text:style-name="P30">To add a background image on an HTML element, use the HTML style attribute and the CSS background-image property <text:span text:style-name="T15">using url().</text:span></text:p>
      <text:p text:style-name="P30">If the background image is smaller than the element, the image will repeat itself, horizontally and vertically, until it reaches the end of the element, <text:span text:style-name="T15">t</text:span>o avoid the background image from repeating itself, set the background-repeat property to no-repeat.</text:p>
      <text:p text:style-name="P30">If you want the background image to cover the entire element, you can set the background-size property to cover. Also, to make sure the entire element is always covered, set the background-attachment property to fixed.</text:p>
      <text:p text:style-name="P30"><text:soft-page-break/>This way, the background image will cover the entire element, with no stretching (the image will keep its original proportions).</text:p>
      <text:p text:style-name="P30">If you want the background image to stretch to fit the entire element, you can set the background-size property to 100% 100%.</text:p>
      <text:p text:style-name="P30"/>
      <text:p text:style-name="P31">iii. The Picture Element:</text:p>
      <text:p text:style-name="P31">The HTML &lt;picture&gt; element allows you to display different pictures for different devices or screen sizes.</text:p>
      <text:p text:style-name="P31">The HTML &lt;picture&gt; element gives web developers more flexibility in specifying image resources.</text:p>
      <text:p text:style-name="P31">The &lt;picture&gt; element contains one or more &lt;source&gt; elements, each referring to different images through the srcset attribute. This way the browser can choose the image that best fits the current view and/or device.</text:p>
      <text:p text:style-name="P31">Each &lt;source&gt; element has a media attribute that defines when the image is the most suitable.</text:p>
      <text:p text:style-name="P31">Always specify an &lt;img&gt; element as the last child element of the &lt;picture&gt; element. The &lt;img&gt; element is used by browsers that do not support the &lt;picture&gt; element, or if none of the &lt;source&gt; tags match.</text:p>
      <text:p text:style-name="P31">When to use the Picture Element</text:p>
      <text:p text:style-name="P31">There are two main purposes for the &lt;picture&gt; element:</text:p>
      <text:p text:style-name="P31"><text:span text:style-name="T16">a</text:span>. Bandwidth</text:p>
      <text:p text:style-name="P31">If you have a small screen or device, it is not necessary to load a large image file. The browser will use the first &lt;source&gt; element with matching attribute values, and ignore any of the following elements.</text:p>
      <text:p text:style-name="P31"><text:span text:style-name="T16">b</text:span>. Format Support</text:p>
      <text:p text:style-name="P31">Some browsers or devices may not support all image formats. By using the &lt;picture&gt; element, you can add images of all formats, and the browser will use the first format it recognizes, and ignore any of the following elements.</text:p>
      <text:p text:style-name="P31"/>
      <text:p text:style-name="P55"/>
      <text:p text:style-name="P55"/>
      <text:p text:style-name="P55"><text:soft-page-break/></text:p>
      <text:p text:style-name="P55">1<text:span text:style-name="T29">6</text:span>. HTML <text:span text:style-name="T17">Favicon</text:span>:</text:p>
      <text:p text:style-name="P15">A favicon is a small image displayed next to the page title in the browser tab.</text:p>
      <text:p text:style-name="P32"/>
      <text:p text:style-name="P56">1<text:span text:style-name="T29">7</text:span>. HTML <text:span text:style-name="T18">Page Title</text:span>:</text:p>
      <text:p text:style-name="P16">The title should describe the content and the meaning of the page.</text:p>
      <text:p text:style-name="P16">The page title is very important for search engine optimization (SEO). The text is used by search engine algorithms to decide the order when listing pages in search results.</text:p>
      <text:p text:style-name="P16">The &lt;title&gt; element defines a title in the browser toolbar, provides a title for the page when it is added to favo<text:span text:style-name="T19">u</text:span>rites <text:span text:style-name="T19">and </text:span>displays a title for the page in search engine-results</text:p>
      <text:p text:style-name="P16">So, try to make the title as accurate and meaningful as possible!</text:p>
      <text:p text:style-name="P3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1<text:span text:style-name="T29">8</text:span>. HTML <text:span text:style-name="T19">Tables</text:span>:</text:p>
      <text:p text:style-name="P17">HTML tables allow web developers to arrange data into rows and columns.</text:p>
      <text:p text:style-name="P17">A table in HTML consists of table cells inside rows and columns.</text:p>
      <text:p text:style-name="P17"/>
      <text:p text:style-name="P17">Tag<text:tab/>Description</text:p>
      <text:p text:style-name="P17">&lt;table&gt;<text:tab/>Defines a table</text:p>
      <text:p text:style-name="P17">&lt;th&gt;<text:tab/>Defines a header cell in a table</text:p>
      <text:p text:style-name="P17">&lt;tr&gt;<text:tab/>Defines a row in a table</text:p>
      <text:p text:style-name="P17">&lt;td&gt;<text:tab/>Defines a cell in a table</text:p>
      <text:p text:style-name="P17">&lt;caption&gt;<text:tab/>Defines a table caption</text:p>
      <text:p text:style-name="P17">&lt;colgroup&gt;<text:tab/>Specifies a group of one or more columns in a table for formatting</text:p>
      <text:p text:style-name="P17">&lt;col&gt;<text:tab/>Specifies column properties for each column within a &lt;colgroup&gt; element</text:p>
      <text:p text:style-name="P17">&lt;thead&gt;<text:tab/>Groups the header content in a table</text:p>
      <text:p text:style-name="P17">&lt;tbody&gt;<text:tab/>Groups the body content in a table</text:p>
      <text:p text:style-name="P17">&lt;tfoot&gt;<text:tab/>Groups the footer content in a table</text:p>
      <text:p text:style-name="P17"/>
      <text:p text:style-name="P38">i. Table Borders:</text:p>
      <text:p text:style-name="P38">HTML tables can have borders of different styles and shapes.</text:p>
      <text:p text:style-name="P38">To add a border, use the CSS border property on table, th, and td elements.</text:p>
      <text:p text:style-name="P38">To avoid having double borders like in the example above, set the CSS border-collapse property to collapse. This will make the borders collapse into a single border.</text:p>
      <text:p text:style-name="P38">With the border-radius property, the borders get rounded corners.</text:p>
      <text:p text:style-name="P38">With the border-style property, you can set the appearance of the border, <text:span text:style-name="T20">following are allowed:</text:span></text:p>
      <text:p text:style-name="P38"><text:soft-page-break/>dotted, dashed, solid, double, groove, ridge, inset, outset, none <text:span text:style-name="T20">and </text:span>hidden</text:p>
      <text:p text:style-name="P18"/>
      <text:p text:style-name="P39">i<text:span text:style-name="T21">i</text:span>. Table <text:span text:style-name="T21">Size</text:span>s:</text:p>
      <text:p text:style-name="P39">HTML tables can have different sizes for each column, row or the entire table.</text:p>
      <text:p text:style-name="P19"/>
      <text:p text:style-name="P40">i<text:span text:style-name="T22">i</text:span><text:span text:style-name="T21">i</text:span>. Table <text:span text:style-name="T22">Headers</text:span>:</text:p>
      <text:p text:style-name="P40">HTML tables can have headers for each column or row, or for many columns/rows.</text:p>
      <text:p text:style-name="P40">Table headers are defined with th elements. Each th element represents a table cell.</text:p>
      <text:p text:style-name="P40">You can have a header that spans over two or more columns. To do this, use the colspan attribute on the &lt;th&gt; element.</text:p>
      <text:p text:style-name="P40">You can add a caption that serves as a heading for the entire table. To add a caption to a table, use the &lt;caption&gt; tag. The &lt;caption&gt; tag should be inserted immediately after the &lt;table&gt; tag.</text:p>
      <text:p text:style-name="P19"/>
      <text:p text:style-name="P40">i<text:span text:style-name="T22">v</text:span>. <text:span text:style-name="T22">Padding &amp; Spacing</text:span>:</text:p>
      <text:p text:style-name="P40">HTML tables can adjust the padding inside the cells, and also the space between the cells.</text:p>
      <text:p text:style-name="P40">Cell padding is the space between the cell edges and the cell content. By default the padding is set to 0. To add padding on table cells, use the CSS padding property</text:p>
      <text:p text:style-name="P40"/>
      <text:p text:style-name="P40">To add padding only above the content, use the padding-top property.</text:p>
      <text:p text:style-name="P40">And the others sides with the padding-bottom, padding-left, and padding-right properties.</text:p>
      <text:p text:style-name="P40">Cell spacing is the space between each cell. By default the space is set to 2 pixels.</text:p>
      <text:p text:style-name="P40">To change the space between table cells, use the CSS border-spacing property on the table element.</text:p>
      <text:p text:style-name="P20"/>
      <text:p text:style-name="P41"><text:span text:style-name="T22">v</text:span>. <text:span text:style-name="T23">Colspan &amp; Rowspan</text:span>:</text:p>
      <text:p text:style-name="P41"><text:soft-page-break/>HTML tables can have cells that span over multiple rows and/or columns. To make a cell span over multiple columns, use the colspan attribut<text:span text:style-name="T23">e. To make a cell span over multiple rows, use the rowspan attribute.</text:span></text:p>
      <text:p text:style-name="P20"/>
      <text:p text:style-name="P41"><text:span text:style-name="T22">v</text:span><text:span text:style-name="T23">i</text:span>. <text:span text:style-name="T23">Table Styling</text:span>:</text:p>
      <text:p text:style-name="P41">If you add a background color on every other table row, you will get a nice zebra stripes effect.</text:p>
      <text:p text:style-name="P41">To style every other table row element, use the :nth-child(even) selector like this. Put the :nth-child() selector on both th and td elements if you want to have the styling on both headers and regular table cells.</text:p>
      <text:p text:style-name="P41">If you specify borders only at the bottom of each table row, you will have a table with horizontal dividers. Add the border-bottom property to all tr elements to get horizontal dividers.</text:p>
      <text:p text:style-name="P41">Use the :hover selector on tr <text:span text:style-name="T23">and td,th</text:span> to highlight table rows <text:span text:style-name="T23">and cells </text:span>on mouse over.</text:p>
      <text:p text:style-name="P21"/>
      <text:p text:style-name="P42"><text:span text:style-name="T22">v</text:span><text:span text:style-name="T23">i</text:span><text:span text:style-name="T24">i</text:span>. <text:span text:style-name="T23">Table </text:span><text:span text:style-name="T24">Colgroup</text:span>:</text:p>
      <text:p text:style-name="P42">The &lt;colgroup&gt; element is used to style specific columns of a table. If you want to style the two first columns of a table, use the &lt;colgroup&gt; and &lt;col&gt; elements.</text:p>
      <text:p text:style-name="P42">The &lt;colgroup&gt; element should be used as a container for the column specifications.</text:p>
      <text:p text:style-name="P42">Each group is specified with a &lt;col&gt; element. The span attribute specifies how many columns that get the style. The style attribute specifies the style to give the columns.</text:p>
      <text:p text:style-name="P42"/>
      <text:p text:style-name="P42">The &lt;colgroup&gt; tag must be a child of a &lt;table&gt; element and should be placed before any other table elements, like &lt;thead&gt;, &lt;tr&gt;, &lt;td&gt; etc., but after the &lt;caption&gt; element, if present.</text:p>
      <text:p text:style-name="P42">There is only a very limited selection of CSS properties that are allowed to be used in the colgroup:</text:p>
      <text:p text:style-name="P42">width property, visibility property, background properties, border properties/ All other CSS properties will have no effect on your tables. If you want to style more columns with different styles, use more &lt;col&gt; elements inside the &lt;colgroup&gt;.</text:p>
      <text:p text:style-name="P43">If you want to style columns in the middle of a table, insert a "empty" &lt;col&gt; element (with no styles) for the columns before. <text:span text:style-name="T19">You can hide columns with the visibility: collapse property.</text:span></text:p>
      <text:p text:style-name="P34"/>
      <text:p text:style-name="P58"><text:soft-page-break/></text:p>
      <text:p text:style-name="P58">1<text:span text:style-name="T29">9</text:span>. HTML <text:span text:style-name="T25">Lists</text:span>:</text:p>
      <text:p text:style-name="P22">HTML lists allow web developers to group a set of related items in lists.</text:p>
      <text:p text:style-name="P22">An unordered list starts with the &lt;ul&gt; tag. Each list item starts with the &lt;li&gt; tag. The list items will be marked with bullets (small black circles) by default.</text:p>
      <text:p text:style-name="P22">An ordered list starts with the &lt;ol&gt; tag. Each list item starts with the &lt;li&gt; tag. The list items will be marked with numbers by default.</text:p>
      <text:p text:style-name="P22">HTML also supports description lists. A description list is a list of terms, with a description of each term. The &lt;dl&gt; tag defines the description list, the &lt;dt&gt; tag defines the term (name), and the &lt;dd&gt; tag describes each term.</text:p>
      <text:p text:style-name="P22">&lt;ul&gt;<text:tab/>Defines an unordered list</text:p>
      <text:p text:style-name="P22">&lt;ol&gt;<text:tab/>Defines an ordered list</text:p>
      <text:p text:style-name="P22">&lt;li&gt;<text:tab/>Defines a list item</text:p>
      <text:p text:style-name="P22">&lt;dl&gt;<text:tab/>Defines a description list</text:p>
      <text:p text:style-name="P22">&lt;dt&gt;<text:tab/>Defines a term in a description list</text:p>
      <text:p text:style-name="P22">&lt;dd&gt;<text:tab/>Describes the term in a description list</text:p>
      <text:p text:style-name="P22"/>
      <text:p text:style-name="P44">i. Unordered lists:</text:p>
      <text:p text:style-name="P44">The CSS list-style-type property is used to define the style of the list item marker. It can have one of the following values.</text:p>
      <text:p text:style-name="P44">Value<text:tab/>Description</text:p>
      <text:p text:style-name="P44">disc<text:tab/>Sets the list item marker to a bullet (default)</text:p>
      <text:p text:style-name="P44">circle<text:tab/>Sets the list item marker to a circle</text:p>
      <text:p text:style-name="P44">square<text:tab/>Sets the list item marker to a square</text:p>
      <text:p text:style-name="P44">none<text:tab/>The list items will not be marked</text:p>
      <text:p text:style-name="P44">A list item (&lt;li&gt;) can contain a new list, and other HTML elements, like images and links, etc.</text:p>
      <text:p text:style-name="P44"><text:soft-page-break/>HTML lists can be styled in many different ways with CSS. One popular way is to style a list horizontally, to create a navigation menu.</text:p>
      <text:p text:style-name="P44">Use the HTML &lt;ul&gt; element to define an unordered list</text:p>
      <text:p text:style-name="P44">Use the CSS list-style-type property to define the list item marker</text:p>
      <text:p text:style-name="P44">Use the HTML &lt;li&gt; element to define a list item</text:p>
      <text:p text:style-name="P44">Lists can be nested</text:p>
      <text:p text:style-name="P44">List items can contain other HTML elements</text:p>
      <text:p text:style-name="P44">Use the CSS property float:left to display a list horizontally</text:p>
      <text:p text:style-name="P44"/>
      <text:p text:style-name="P45">ii. Ordered lists:</text:p>
      <text:p text:style-name="P45">The HTML &lt;ol&gt; tag defines an ordered list. An ordered list can be numerical or alphabetical.</text:p>
      <text:p text:style-name="P45">The type attribute of the &lt;ol&gt; tag, defines the type of the list item marker:</text:p>
      <text:p text:style-name="P45">Type<text:tab/>Description</text:p>
      <text:p text:style-name="P45">type="1"<text:tab/>The list items will be numbered with numbers (default)</text:p>
      <text:p text:style-name="P45">type="A"<text:tab/>The list items will be numbered with uppercase letters</text:p>
      <text:p text:style-name="P45">type="a"<text:tab/>The list items will be numbered with lowercase letters</text:p>
      <text:p text:style-name="P45">type="I"<text:tab/>The list items will be numbered with uppercase roman numbers</text:p>
      <text:p text:style-name="P45">type="i"<text:tab/>The list items will be numbered with lowercase roman numbers</text:p>
      <text:p text:style-name="P45">By default, an ordered list will start counting from 1. If you want to start counting from a specified number, you can use the start attribute.</text:p>
      <text:p text:style-name="P45">Use the HTML &lt;ol&gt; element to define an ordered list</text:p>
      <text:p text:style-name="P45">Use the HTML type attribute to define the numbering type</text:p>
      <text:p text:style-name="P45">Use the HTML &lt;li&gt; element to define a list item</text:p>
      <text:p text:style-name="P45">Lists can be nested. List items can contain other HTML elements</text:p>
      <text:p text:style-name="P35"><text:soft-page-break/></text:p>
      <text:p text:style-name="P59"><text:span text:style-name="T29">20</text:span>. HTML <text:span text:style-name="T26">Block &amp; Inline Elements</text:span>:</text:p>
      <text:p text:style-name="P23">HTML lists allow web developers to group a set of related items in lists.</text:p>
      <text:p text:style-name="P23">A block-level element always starts on a new line, and the browsers automatically add some space (a margin) before and after the element.</text:p>
      <text:p text:style-name="P23">A block-level element always takes up the full width available (stretches out to the left and right as far as it can). Two commonly used block elements are: &lt;p&gt; and &lt;div&gt;.</text:p>
      <text:p text:style-name="P23">Here are the block-level elements in HTML:</text:p>
      <text:p text:style-name="P23">&lt;address&gt;&lt;article&gt;&lt;aside&gt;&lt;blockquote&gt;&lt;canvas&gt;&lt;dd&gt;&lt;div&gt;&lt;dl&gt;&lt;dt&gt;&lt;fieldset&gt;&lt;figcaption&gt;&lt;figure&gt;&lt;footer&gt;&lt;form&gt;&lt;h1&gt;-&lt;h6&gt;&lt;header&gt;&lt;hr&gt;&lt;li&gt;&lt;main&gt;&lt;nav&gt;&lt;noscript&gt;&lt;ol&gt;&lt;p&gt;&lt;pre&gt;&lt;section&gt;&lt;table&gt;&lt;tfoot&gt;&lt;ul&gt;&lt;video&gt;</text:p>
      <text:p text:style-name="P23">An inline element does not start on a new line. An inline element only takes up as much width as necessary. This is a &lt;span&gt; element inside a paragraph. Here are the inline elements in HTML:</text:p>
      <text:p text:style-name="P23">&lt;a&gt;&lt;abbr&gt;&lt;acronym&gt;&lt;b&gt;&lt;bdo&gt;&lt;big&gt;&lt;br&gt;&lt;button&gt;&lt;cite&gt;&lt;code&gt;&lt;dfn&gt;&lt;em&gt;&lt;i&gt;&lt;img&gt;&lt;input&gt;&lt;kbd&gt;&lt;label&gt;&lt;map&gt;&lt;object&gt;&lt;output&gt;&lt;q&gt;&lt;samp&gt;&lt;script&gt;&lt;select&gt;&lt;small&gt;&lt;span&gt;&lt;strong&gt;&lt;sub&gt;&lt;sup&gt;&lt;textarea&gt;&lt;time&gt;&lt;tt&gt;&lt;var&gt;</text:p>
      <text:p text:style-name="P23"/>
      <text:p text:style-name="P23">An inline element cannot contain a block-level element!</text:p>
      <text:p text:style-name="P23">A block-level element always starts on a new line and takes up the full width available</text:p>
      <text:p text:style-name="P23">An inline element does not start on a new line and it only takes up as much width as necessary</text:p>
      <text:p text:style-name="P23">The &lt;div&gt; element is a block-level and is often used as a container for other HTML elements</text:p>
      <text:p text:style-name="P23">The &lt;span&gt; element is an inline container used to mark up a part of a text, or a part of a document</text:p>
      <text:p text:style-name="P35"/>
      <text:p text:style-name="P59"/>
      <text:p text:style-name="P59"/>
      <text:p text:style-name="P59"/>
      <text:p text:style-name="P59"/>
      <text:p text:style-name="P59"><text:soft-page-break/></text:p>
      <text:p text:style-name="P59"><text:span text:style-name="T26">2</text:span><text:span text:style-name="T29">1</text:span>. HTML <text:span text:style-name="T26">Div</text:span>:</text:p>
      <text:p text:style-name="P23">The &lt;div&gt; element is by default a block element, meaning that it takes all available width, and comes with line breaks before and after. <text:span text:style-name="T26">The &lt;div&gt; element has no required attributes, but style, class and id are common. The &lt;div&gt; element is often used to group sections of a web page together.</text:span></text:p>
      <text:p text:style-name="P23">The CSS float property was not originally meant to align &lt;div&gt; elements side-by-side, but has been used for this purpose for many years. The CSS float property is used for positioning and formatting content and allow elements float next to each other instead of on top of each other.</text:p>
      <text:p text:style-name="P23">If you change the &lt;div&gt; element's display property from block to inline-block, the &lt;div&gt; elements will no longer add a line break before and after, and will be displayed side by side instead of on top of each other.</text:p>
      <text:p text:style-name="P23">The CSS Flexbox Layout Module was introduced to make it easier to design flexible responsive layout structure without using float or positioning. To make the CSS flex method work, surround the &lt;div&gt; elements with another &lt;div&gt; element and give it the status as a flex container.</text:p>
      <text:p text:style-name="P23">The CSS Grid Layout Module offers a grid-based layout system, with rows and columns, making it easier to design web pages without having to use floats and positioning. Sounds almost the same as flex, but has the ability to define more than one row and position each row individually. The CSS grid method requires that you surround the &lt;div&gt; elements with another &lt;div&gt; element and give the status as a grid container, and you must specify the width of each column.</text:p>
      <text:p text:style-name="P36"/>
      <text:p text:style-name="P60"/>
      <text:p text:style-name="P60"/>
      <text:p text:style-name="P60"/>
      <text:p text:style-name="P60"/>
      <text:p text:style-name="P60"/>
      <text:p text:style-name="P60"/>
      <text:p text:style-name="P60"/>
      <text:p text:style-name="P60"/>
      <text:p text:style-name="P60"/>
      <text:p text:style-name="P60"><text:soft-page-break/></text:p>
      <text:p text:style-name="P60"><text:span text:style-name="T26">2</text:span><text:span text:style-name="T29">2</text:span>. HTML <text:span text:style-name="T27">Classes</text:span>:</text:p>
      <text:p text:style-name="P24">The HTML class attribute is used to specify a class for an HTML element. Multiple HTML elements can share the same class.</text:p>
      <text:p text:style-name="P24"/>
      <text:p text:style-name="P24">The class attribute is often used to point to a class name in a style sheet. It can also be used by a JavaScript to access and manipulate elements with the specific class name.</text:p>
      <text:p text:style-name="P24">HTML elements can belong to more than one class. To define multiple classes, separate the class names with a space, e.g. &lt;div class="city main"&gt;. The element will be styled according to all the classes specified.</text:p>
      <text:p text:style-name="P24">The class name can also be used by JavaScript to perform certain tasks for specific elements. JavaScript can access elements with a specific class name with the getElementsByClassName() method.</text:p>
      <text:p text:style-name="P24">The HTML class attribute specifies one or more class names for an element</text:p>
      <text:p text:style-name="P24">Classes are used by CSS and JavaScript to select and access specific elements</text:p>
      <text:p text:style-name="P24">The class attribute can be used on any HTML element</text:p>
      <text:p text:style-name="P24">The class name is case sensitive</text:p>
      <text:p text:style-name="P24">Different HTML elements can point to the same class name</text:p>
      <text:p text:style-name="P24">JavaScript can access elements with a specific class name with the getElementsByClassName() method.</text:p>
      <text:p text:style-name="P37"/>
      <text:p text:style-name="P61"/>
      <text:p text:style-name="P61"/>
      <text:p text:style-name="P61"/>
      <text:p text:style-name="P61"/>
      <text:p text:style-name="P61"/>
      <text:p text:style-name="P61"/>
      <text:p text:style-name="P61"><text:soft-page-break/></text:p>
      <text:p text:style-name="P61"><text:span text:style-name="T26">2</text:span><text:span text:style-name="T29">3</text:span>. HTML <text:span text:style-name="T28">Id</text:span>:</text:p>
      <text:p text:style-name="P25">The id attribute specifies a unique id for an HTML element. The value of the id attribute must be unique within the HTML document. The id attribute is used to point to a specific style declaration in a style sheet. It is also used by JavaScript to access and manipulate the element with the specific id. The syntax for id is: write a hash character (#), followed by an id name. Then, define the CSS properties within curly braces {}.</text:p>
      <text:p text:style-name="P25">A class name can be used by multiple HTML elements, while an id name must only be used by one HTML element within the page.</text:p>
      <text:p text:style-name="P25">HTML bookmarks are used to allow readers to jump to specific parts of a webpage. Bookmarks can be useful if your page is very long. To use a bookmark, you must first create it, and then add a link to it. Then, when the link is clicked, the page will scroll to the location with the bookmark.</text:p>
      <text:p text:style-name="P25">The id attribute can also be used by JavaScript to perform some tasks for that specific element. JavaScript can access an element with a specific id with the getElementById() method.</text:p>
      <text:p text:style-name="P25"/>
      <text:p text:style-name="P25">The id attribute is used to specify a unique id for an HTML element</text:p>
      <text:p text:style-name="P25">The value of the id attribute must be unique within the HTML document</text:p>
      <text:p text:style-name="P25">The id attribute is used by CSS and JavaScript to style/select a specific element</text:p>
      <text:p text:style-name="P25">The value of the id attribute is case sensitive</text:p>
      <text:p text:style-name="P25">The id attribute is also used to create HTML bookmarks</text:p>
      <text:p text:style-name="P25">JavaScript can access an element with a specific id with the getElementById() method.</text:p>
      <text:p text:style-name="P37"/>
      <text:p text:style-name="P61"/>
      <text:p text:style-name="P61"/>
      <text:p text:style-name="P61"/>
      <text:p text:style-name="P61"/>
      <text:p text:style-name="P61"/>
      <text:p text:style-name="P61"><text:soft-page-break/></text:p>
      <text:p text:style-name="P61"><text:span text:style-name="T26">2</text:span><text:span text:style-name="T29">4</text:span>. HTML <text:span text:style-name="T28">Iframes</text:span>:</text:p>
      <text:p text:style-name="P25">An HTML iframe is used to display a web page within a web page.</text:p>
      <text:p text:style-name="P25">The HTML &lt;iframe&gt; tag specifies an inline frame. An inline frame is used to embed another document within the current HTML document.</text:p>
      <text:p text:style-name="P25">An iframe can be used as the target frame for a link. The target attribute of the link must refer to the name attribute of the iframe.</text:p>
      <text:p text:style-name="P25">The HTML &lt;iframe&gt; tag specifies an inline frame</text:p>
      <text:p text:style-name="P25">The src attribute defines the URL of the page to embed</text:p>
      <text:p text:style-name="P25">Always include a title attribute (for screen readers)</text:p>
      <text:p text:style-name="P25">The height and width attributes specify the size of the iframe</text:p>
      <text:p text:style-name="P25">Use border:none; to remove the border around the iframe.</text:p>
      <text:p text:style-name="P62"/>
      <text:p text:style-name="P62"/>
      <text:p text:style-name="P62"><text:span text:style-name="T26">2</text:span><text:span text:style-name="T30">5</text:span>. HTML <text:span text:style-name="T30">Javascript</text:span>:</text:p>
      <text:p text:style-name="P26">JavaScript makes HTML pages more dynamic and interactive.</text:p>
      <text:p text:style-name="P26">The HTML &lt;script&gt; tag is used to define a client-side script (JavaScript). The &lt;script&gt; element either contains script statements, or it points to an external script file through the src attribute. Common uses for JavaScript are image manipulation, form validation, and dynamic changes of content. To select an HTML element, JavaScript most often uses the document.getElementById() method.</text:p>
      <text:p text:style-name="P26">The HTML &lt;noscript&gt; tag defines an alternate content to be displayed to users that have disabled scripts in their browser or have a browser that doesn't support scripts.</text:p>
      <text:p text:style-name="P26"/>
      <text:p text:style-name="P26"/>
      <text:p text:style-name="P26"/>
      <text:p text:style-name="P26"/>
      <text:p text:style-name="P62"><text:soft-page-break/></text:p>
      <text:p text:style-name="P63"><text:span text:style-name="T26">2</text:span><text:span text:style-name="T31">6</text:span>. HTML <text:span text:style-name="T31">File Paths</text:span>:</text:p>
      <text:p text:style-name="P27">A file path describes the location of a file in a web site's folder structure.</text:p>
      <text:p text:style-name="P27">Path<text:tab/>Description</text:p>
      <text:p text:style-name="P27">&lt;img src="picture.jpg"&gt;<text:tab/>The "picture.jpg" file is located in the same folder as the current page</text:p>
      <text:p text:style-name="P27">&lt;img src="images/picture.jpg"&gt;<text:tab/>The "picture.jpg" file is located in the images folder in the current folder</text:p>
      <text:p text:style-name="P27">&lt;img src="/images/picture.jpg"&gt;<text:tab/>The "picture.jpg" file is located in the images folder at the root of the current web</text:p>
      <text:p text:style-name="P27">&lt;img src="../picture.jpg"&gt;<text:tab/>The "picture.jpg" file is located in the folder one level up from the current folder</text:p>
      <text:p text:style-name="P27">It is best practice to use relative file paths (if possible).</text:p>
      <text:p text:style-name="P27">When using relative file paths, your web pages will not be bound to your current base URL. All links will work on your own computer (localhost) as well as on your current public domain and your future public domains.</text:p>
      <text:p text:style-name="P63"/>
      <text:p text:style-name="P63"><text:span text:style-name="T26">2</text:span><text:span text:style-name="T31">7</text:span>. HTML <text:span text:style-name="T31">Head</text:span>:</text:p>
      <text:p text:style-name="P27">The HTML &lt;head&gt; element is a container for the following elements: &lt;title&gt;, &lt;style&gt;, &lt;meta&gt;, &lt;link&gt;, &lt;script&gt;, and &lt;base&gt;.</text:p>
      <text:p text:style-name="P27">The &lt;head&gt; element is a container for metadata (data about data). The &lt;head&gt; element is placed between the &lt;html&gt; tag and the &lt;body&gt; tag.</text:p>
      <text:p text:style-name="P27">The &lt;title&gt; element is required and it defines the title of the document. The &lt;style&gt; element is used to define style information for a single document. The &lt;link&gt; tag is most often used to link to external style sheets</text:p>
      <text:p text:style-name="P27">The &lt;meta&gt; element is typically used to specify the character set, page description, keywords, author of the document, and viewport settings</text:p>
      <text:p text:style-name="P27">The &lt;script&gt; element is used to define client-side JavaScripts</text:p>
      <text:p text:style-name="P27">The &lt;base&gt; element specifies the base URL and/or target for all relative URLs in a page.</text:p>
      <text:p text:style-name="P27"><text:soft-page-break/></text:p>
      <text:p text:style-name="P63">2<text:span text:style-name="T31">8</text:span>. HTML <text:span text:style-name="T32">Layout</text:span>:</text:p>
      <text:p text:style-name="P27">Websites often display content in multiple columns (like a magazine or a newspaper).</text:p>
      <text:p text:style-name="P27">HTML has several semantic elements that define the different parts of a web page:</text:p>
      <text:p text:style-name="P27">HTML5 Semantic Elements<text:tab/></text:p>
      <text:p text:style-name="P27">&lt;header&gt; - Defines a header for a document or a section</text:p>
      <text:p text:style-name="P27">&lt;nav&gt; - Defines a set of navigation links</text:p>
      <text:p text:style-name="P27">&lt;section&gt; - Defines a section in a document</text:p>
      <text:p text:style-name="P27">&lt;article&gt; - Defines an independent, self-contained content</text:p>
      <text:p text:style-name="P27">&lt;aside&gt; - Defines content aside from the content (like a sidebar)</text:p>
      <text:p text:style-name="P27">&lt;footer&gt; - Defines a footer for a document or a section</text:p>
      <text:p text:style-name="P27">&lt;details&gt; - Defines additional details that the user can open and close on demand</text:p>
      <text:p text:style-name="P27">&lt;summary&gt; - Defines a heading for the &lt;details&gt; element</text:p>
      <text:p text:style-name="P27">There are four different techniques to create multicolumn layouts. Each technique has its pros and cons:</text:p>
      <text:p text:style-name="P27">CSS framework: If you want to create your layout fast, you can use a CSS framework, like W3.CSS or Bootstrap.</text:p>
      <text:p text:style-name="P27">CSS float property: It is common to do entire web layouts using the CSS float property. Float is easy to learn - you just need to remember how the float and clear properties work. Disadvantages: Floating elements are tied to the document flow, which may harm the flexibility.</text:p>
      <text:p text:style-name="P27">CSS flexbox: Use of flexbox ensures that elements behave predictably when the page layout must accommodate different screen sizes and different display devices.</text:p>
      <text:p text:style-name="P27">CSS grid: The CSS Grid Layout Module offers a grid-based layout system, with rows and columns, making it easier to design web pages without having to use floats and positioning.</text:p>
      <text:p text:style-name="P27"/>
      <text:p text:style-name="P27"/>
      <text:p text:style-name="P28"><text:soft-page-break/></text:p>
      <text:p text:style-name="P64">2<text:span text:style-name="T32">9</text:span>. HTML <text:span text:style-name="T32">Responsive</text:span>:</text:p>
      <text:p text:style-name="P28">Responsive web design is about creating web pages that look good on all devices! A responsive web design will automatically adjust for different screen sizes and viewports.</text:p>
      <text:p text:style-name="P28">Responsive Web Design is about using HTML and CSS to automatically resize, hide, shrink, or enlarge, a website, to make it look good on all devices (desktops, tablets, and phones).</text:p>
      <text:p text:style-name="P28">To create a responsive website, add the following &lt;meta&gt; tag to all your web pages. This will set the viewport of your page, which will give the browser instructions on how to control the page's dimensions and scaling.</text:p>
      <text:p text:style-name="P28">Responsive images are images that scale nicely to fit any browser size. If the CSS width property is set to 100%, the image will be responsive and scale up and down. If the max-width property is set to 100%, the image will scale down if it has to, but never scale up to be larger than its original size.</text:p>
      <text:p text:style-name="P28">The text size can be set with a "vw" unit, which means the "viewport width". That way the text size will follow the size of the browser window. Viewport is the browser window size. 1vw = 1% of viewport width. If the viewport is 50cm wide, 1vw is 0.5cm.</text:p>
      <text:p text:style-name="P28">In addition to resize text and images, it is also common to use media queries in responsive web pages. With media queries you can define completely different styles for different browser sizes.</text:p>
      <text:p text:style-name="P84"/>
      <text:p text:style-name="P84"/>
      <text:p text:style-name="P90"><text:span text:style-name="T33">30</text:span>. HTML <text:span text:style-name="T33">Computercode</text:span>:</text:p>
      <text:p text:style-name="P84">HTML contains several elements for defining user input and computer code.</text:p>
      <text:p text:style-name="P84">The &lt;kbd&gt; element defines keyboard input</text:p>
      <text:p text:style-name="P84">The &lt;samp&gt; element defines sample output from a computer program</text:p>
      <text:p text:style-name="P84">The &lt;code&gt; element defines a piece of computer code</text:p>
      <text:p text:style-name="P84">The &lt;var&gt; element defines a variable in programming or in a mathematical expression</text:p>
      <text:p text:style-name="P84">The &lt;pre&gt; element defines preformatted text</text:p>
      <text:p text:style-name="P84"/>
      <text:p text:style-name="P84"/>
      <text:p text:style-name="P84"><text:soft-page-break/></text:p>
      <text:p text:style-name="P90"><text:span text:style-name="T33">31</text:span>. HTML <text:span text:style-name="T33">Semantics</text:span>:</text:p>
      <text:p text:style-name="P84">Semantic elements = elements with a meaning. A semantic element clearly describes its meaning to both the browser and the developer.</text:p>
      <text:p text:style-name="P84">Examples of non-semantic elements: &lt;div&gt; and &lt;span&gt; - Tells nothing about its content.</text:p>
      <text:p text:style-name="P84">Examples of semantic elements: &lt;form&gt;, &lt;table&gt;, and &lt;article&gt; - Clearly defines its content.</text:p>
      <text:p text:style-name="P84">Below is a list of some of the semantic elements in HTML.</text:p>
      <text:p text:style-name="P84">Tag<text:tab/>Description</text:p>
      <text:p text:style-name="P84">&lt;article&gt;<text:tab/>Defines independent, self-contained content</text:p>
      <text:p text:style-name="P84">&lt;aside&gt;<text:tab/>Defines content aside from the page content</text:p>
      <text:p text:style-name="P84">&lt;details&gt;<text:tab/>Defines additional details that the user can view or hide</text:p>
      <text:p text:style-name="P84">&lt;figcaption&gt;<text:tab/>Defines a caption for a &lt;figure&gt; element</text:p>
      <text:p text:style-name="P84">&lt;figure&gt;<text:tab/>Specifies self-contained content, like illustrations, diagrams, photos, code listings, etc.</text:p>
      <text:p text:style-name="P84">&lt;footer&gt;<text:tab/>Defines a footer for a document or section</text:p>
      <text:p text:style-name="P84">&lt;header&gt;<text:tab/>Specifies a header for a document or section</text:p>
      <text:p text:style-name="P84">&lt;main&gt;<text:tab/>Specifies the main content of a document</text:p>
      <text:p text:style-name="P84">&lt;mark&gt;<text:tab/>Defines marked/highlighted text</text:p>
      <text:p text:style-name="P84">&lt;nav&gt;<text:tab/>Defines navigation links</text:p>
      <text:p text:style-name="P84">&lt;section&gt;<text:tab/>Defines a section in a document</text:p>
      <text:p text:style-name="P84">&lt;summary&gt;<text:tab/>Defines a visible heading for a &lt;details&gt; element</text:p>
      <text:p text:style-name="P84">&lt;time&gt;<text:tab/>Defines a date/time</text:p>
      <text:p text:style-name="P84"/>
      <text:p text:style-name="P84"/>
      <text:p text:style-name="P84"/>
      <text:p text:style-name="P85"><text:soft-page-break/></text:p>
      <text:p text:style-name="P91"><text:span text:style-name="T33">3</text:span><text:span text:style-name="T34">2</text:span>. HTML <text:span text:style-name="T34">Style Guide</text:span>:</text:p>
      <text:p text:style-name="P85">A consistent, clean, and tidy HTML code makes it easier for others to read and understand your code.</text:p>
      <text:p text:style-name="P85">Always declare the document type as the first line in your document.</text:p>
      <text:p text:style-name="P85"><text:span text:style-name="T35">W</text:span>e recommend using lowercase element names.</text:p>
      <text:p text:style-name="P85">In HTML, you do not have to close all elements (for example the &lt;p&gt; element). However, we strongly recommend closing all HTML elements.</text:p>
      <text:p text:style-name="P85">HTML allows mixing uppercase and lowercase letters in attribute names. However, we recommend using lowercase attribute names.</text:p>
      <text:p text:style-name="P85">HTML allows attribute values without quotes. However, we recommend quoting attribute values.</text:p>
      <text:p text:style-name="P85">Always specify the alt attribute for images. This attribute is important if the image for some reason cannot be displayed. Also, always define the width and height of images. This reduces flickering, because the browser can reserve space for the image before loading.</text:p>
      <text:p text:style-name="P85">HTML allows spaces around equal signs. But space-less is easier to read and groups entities better together.</text:p>
      <text:p text:style-name="P85">When using an HTML editor, it is NOT convenient to scroll right and left to read the HTML code. Try to avoid too long code lines.</text:p>
      <text:p text:style-name="P85">Do not add blank lines, spaces, or indentations without a reason. For readability, add blank lines to separate large or logical code blocks. For readability, add two spaces of indentation. Do not use the tab key.</text:p>
      <text:p text:style-name="P85">Never Skip the &lt;title&gt; Element.</text:p>
      <text:p text:style-name="P85">An HTML page will validate without the &lt;html&gt; and &lt;body&gt; tags. However, we strongly recommend to always add the &lt;html&gt; and &lt;body&gt; tags.</text:p>
      <text:p text:style-name="P85">In HTML, it is optional to close empty elements.</text:p>
      <text:p text:style-name="P85">You should always include the lang attribute inside the &lt;html&gt; tag.</text:p>
      <text:p text:style-name="P85">You should include the following &lt;meta&gt; element in all your web pages.</text:p>
      <text:p text:style-name="P85">&lt;meta name="viewport" content="width=device-width, initial-scale=1.0"&gt;</text:p>
      <text:p text:style-name="P86"><text:soft-page-break/></text:p>
      <text:p text:style-name="P92"><text:span text:style-name="T33">3</text:span><text:span text:style-name="T35">3</text:span>. HTML <text:span text:style-name="T35">Entities</text:span>:</text:p>
      <text:p text:style-name="P86">Reserved characters in HTML must be replaced with entities: </text:p>
      <text:p text:style-name="P86">&lt; (less than) = &amp;lt;</text:p>
      <text:p text:style-name="P86">&gt; (greather than) = &amp;gt;</text:p>
      <text:p text:style-name="P86">Some Useful HTML Character Entities</text:p>
      <text:p text:style-name="P86">Result<text:tab/>Description<text:tab/>Name<text:tab/>Number<text:tab/></text:p>
      <text:p text:style-name="P86">non-breaking space<text:tab/>&amp;nbsp;<text:tab/>&amp;#160;<text:tab/></text:p>
      <text:p text:style-name="P86">&lt;<text:tab/>less than<text:tab/>&amp;lt;<text:tab/>&amp;#60;<text:tab/></text:p>
      <text:p text:style-name="P86">&gt;<text:tab/>greater than<text:tab/>&amp;gt;<text:tab/>&amp;#62;<text:tab/></text:p>
      <text:p text:style-name="P86">&amp;<text:tab/>ampersand<text:tab/>&amp;amp;<text:tab/>&amp;#38;<text:tab/></text:p>
      <text:p text:style-name="P86">"<text:tab/>double quotation mark<text:tab/>&amp;quot;<text:tab/>&amp;#34;<text:tab/></text:p>
      <text:p text:style-name="P86">'<text:tab/>single quotation mark<text:tab/>&amp;apos;<text:tab/>&amp;#39;<text:tab/></text:p>
      <text:p text:style-name="P86">¢<text:tab/>cent<text:tab/>&amp;cent;<text:tab/>&amp;#162;<text:tab/></text:p>
      <text:p text:style-name="P86">£<text:tab/>pound<text:tab/>&amp;pound;<text:tab/>&amp;#163;<text:tab/></text:p>
      <text:p text:style-name="P86">¥<text:tab/>yen<text:tab/>&amp;yen;<text:tab/>&amp;#165;<text:tab/></text:p>
      <text:p text:style-name="P86">€<text:tab/>euro<text:tab/>&amp;euro;<text:tab/>&amp;#8364;<text:tab/></text:p>
      <text:p text:style-name="P86">©<text:tab/>copyright<text:tab/>&amp;copy;<text:tab/>&amp;#169;<text:tab/></text:p>
      <text:p text:style-name="P87">®<text:tab/>trademark<text:tab/>&amp;reg;<text:tab/>&amp;#174;</text:p>
      <text:p text:style-name="P87"/>
      <text:p text:style-name="P87">A diacritical mark is a "glyph" added to a letter. Some diacritical marks, like grave ( <text:s/>̀) and acute ( <text:s/>́) are called accents.</text:p>
      <text:p text:style-name="P87">Diacritical marks can be used in combination with alphanumeric characters to produce a character that is not present in the character set (encoding) used in the page.</text:p>
      <text:p text:style-name="P87"><text:soft-page-break/></text:p>
      <text:p text:style-name="P87">Mark<text:tab/>Character<text:tab/>Construct<text:tab/>Result<text:tab/></text:p>
      <text:p text:style-name="P87"><text:s/>̀<text:tab/>a<text:tab/>a&amp;#768;<text:tab/>à<text:tab/></text:p>
      <text:p text:style-name="P87"><text:s/>́<text:tab/>a<text:tab/>a&amp;#769;<text:tab/>á<text:tab/></text:p>
      <text:p text:style-name="P87"><text:span text:style-name="T36">^</text:span><text:tab/>a<text:tab/>a&amp;#770;<text:tab/>â<text:tab/></text:p>
      <text:p text:style-name="P87"><text:s/>̃<text:tab/>a<text:tab/>a&amp;#771;<text:tab/>ã<text:tab/></text:p>
      <text:p text:style-name="P87"><text:s/>̀<text:tab/>O<text:tab/>O&amp;#768;<text:tab/>Ò<text:tab/></text:p>
      <text:p text:style-name="P87"><text:s/>́<text:tab/>O<text:tab/>O&amp;#769;<text:tab/>Ó<text:tab/></text:p>
      <text:p text:style-name="P87"><text:span text:style-name="T36">^</text:span><text:tab/>O<text:tab/>O&amp;#770;<text:tab/>Ô<text:tab/></text:p>
      <text:p text:style-name="P87"><text:s/>̃<text:tab/>O<text:tab/>O&amp;#771;<text:tab/>Õ</text:p>
      <text:p text:style-name="P87"/>
      <text:p text:style-name="P93"><text:span text:style-name="T33">3</text:span><text:span text:style-name="T36">4</text:span>. HTML <text:span text:style-name="T36">Symbols</text:span>:</text:p>
      <text:p text:style-name="P87">Symbols or letters that are not present on your keyboard can be added to HTML using entities. Some Mathematical Symbols Supported by HTML<text:line-break/>Char<text:tab/>Number<text:tab/>Entity<text:tab/>Description<text:tab/><text:line-break/>∀<text:tab/>&amp;#8704;<text:tab/>&amp;forall;<text:tab/>For all<text:tab/></text:p>
      <text:p text:style-name="P87">∂<text:tab/>&amp;#8706;<text:tab/>&amp;part;<text:tab/>Partial differential<text:tab/></text:p>
      <text:p text:style-name="P87">∃<text:tab/>&amp;#8707;<text:tab/>&amp;exist;<text:tab/>There exists<text:tab/></text:p>
      <text:p text:style-name="P87">∅<text:tab/>&amp;#8709;<text:tab/>&amp;empty;<text:tab/>Empty sets<text:tab/></text:p>
      <text:p text:style-name="P87">∇<text:tab/>&amp;#8711;<text:tab/>&amp;nabla;<text:tab/>Nabla<text:tab/></text:p>
      <text:p text:style-name="P87">∈<text:tab/>&amp;#8712;<text:tab/>&amp;isin;<text:tab/>Element of<text:tab/></text:p>
      <text:p text:style-name="P87">∉<text:tab/>&amp;#8713;<text:tab/>&amp;notin;<text:tab/>Not an element of<text:tab/></text:p>
      <text:p text:style-name="P87">∋<text:tab/>&amp;#8715;<text:tab/>&amp;ni;<text:tab/>Contains as member<text:tab/></text:p>
      <text:p text:style-name="P87">∏<text:tab/>&amp;#8719;<text:tab/>&amp;prod;<text:tab/>N-ary product<text:tab/></text:p>
      <text:p text:style-name="P87">∑<text:tab/>&amp;#8721;<text:tab/>&amp;sum;<text:tab/>N-ary summation</text:p>
      <text:p text:style-name="P87"><text:soft-page-break/></text:p>
      <text:p text:style-name="P87">Some Greek Letters Supported by HTML</text:p>
      <text:p text:style-name="P87">Char<text:tab/>Number<text:tab/>Entity<text:tab/>Description<text:tab/></text:p>
      <text:p text:style-name="P87">Α<text:tab/>&amp;#913;<text:tab/>&amp;Alpha;<text:tab/>GREEK ALPHA<text:tab/></text:p>
      <text:p text:style-name="P87">Β<text:tab/>&amp;#914;<text:tab/>&amp;Beta;<text:tab/>GREEK BETA<text:tab/></text:p>
      <text:p text:style-name="P87">Γ<text:tab/>&amp;#915;<text:tab/>&amp;Gamma;<text:tab/>GREEK GAMMA<text:tab/></text:p>
      <text:p text:style-name="P87">Δ<text:tab/>&amp;#916;<text:tab/>&amp;Delta;<text:tab/>GREEK DELTA<text:tab/></text:p>
      <text:p text:style-name="P87">Ε<text:tab/>&amp;#917;<text:tab/>&amp;Epsilon;<text:tab/>GREEK EPSILON<text:tab/></text:p>
      <text:p text:style-name="P87">Ζ<text:tab/>&amp;#918;<text:tab/>&amp;Zeta;<text:tab/>GREEK ZETA</text:p>
      <text:p text:style-name="P87"/>
      <text:p text:style-name="P87">Some Other Entities Supported by HTML</text:p>
      <text:p text:style-name="P87">Char<text:tab/>Number<text:tab/>Entity<text:tab/>Description<text:tab/></text:p>
      <text:p text:style-name="P87">©<text:tab/>&amp;#169;<text:tab/>&amp;copy;<text:tab/>COPYRIGHT<text:tab/></text:p>
      <text:p text:style-name="P87">®<text:tab/>&amp;#174;<text:tab/>&amp;reg;<text:tab/>REGISTERED<text:tab/></text:p>
      <text:p text:style-name="P87">€<text:tab/>&amp;#8364;<text:tab/>&amp;euro;<text:tab/>EURO SIGN<text:tab/></text:p>
      <text:p text:style-name="P87">™<text:tab/>&amp;#8482;<text:tab/>&amp;trade;<text:tab/>TRADEMARK<text:tab/></text:p>
      <text:p text:style-name="P87">←<text:tab/>&amp;#8592;<text:tab/>&amp;larr;<text:tab/>LEFT ARROW<text:tab/></text:p>
      <text:p text:style-name="P87">↑<text:tab/>&amp;#8593;<text:tab/>&amp;uarr;<text:tab/>UP ARROW<text:tab/></text:p>
      <text:p text:style-name="P87">→<text:tab/>&amp;#8594;<text:tab/>&amp;rarr;<text:tab/>RIGHT ARROW<text:tab/></text:p>
      <text:p text:style-name="P87">↓<text:tab/>&amp;#8595;<text:tab/>&amp;darr;<text:tab/>DOWN ARROW<text:tab/></text:p>
      <text:p text:style-name="P87">♠<text:tab/>&amp;#9824;<text:tab/>&amp;spades;<text:tab/>SPADE<text:tab/></text:p>
      <text:p text:style-name="P87">♣<text:tab/>&amp;#9827;<text:tab/>&amp;clubs;<text:tab/>CLUB<text:tab/></text:p>
      <text:p text:style-name="P87">♥<text:tab/>&amp;#9829;<text:tab/>&amp;hearts;<text:tab/>HEART<text:tab/></text:p>
      <text:p text:style-name="P87">♦<text:tab/>&amp;#9830;<text:tab/>&amp;diams;<text:tab/> DIAMOND</text:p>
      <text:p text:style-name="P87"><text:soft-page-break/></text:p>
      <text:p text:style-name="P93"><text:span text:style-name="T33">3</text:span><text:span text:style-name="T36">5</text:span>. HTML <text:span text:style-name="T36">Emojis</text:span>:</text:p>
      <text:p text:style-name="P95">Emojis look like images, or icons, but they are not. They are letters (characters) from the UTF-8 (Unicode) character set. UTF-8 covers almost all of the characters and symbols in the world.</text:p>
      <text:p text:style-name="P87">Emojis are characters from the UTF-8 character set: 😄 😍 💗</text:p>
      <text:p text:style-name="P87">Emoji<text:tab/>Value<text:tab/></text:p>
      <text:p text:style-name="P87">🗻<text:tab/>&amp;#128507;<text:tab/></text:p>
      <text:p text:style-name="P87">🗼<text:tab/>&amp;#128508;<text:tab/></text:p>
      <text:p text:style-name="P87">🗽<text:tab/>&amp;#128509;<text:tab/></text:p>
      <text:p text:style-name="P87">🗾<text:tab/>&amp;#128510;<text:tab/></text:p>
      <text:p text:style-name="P87">🗿<text:tab/>&amp;#128511;<text:tab/></text:p>
      <text:p text:style-name="P87">😀<text:tab/>&amp;#128512;<text:tab/></text:p>
      <text:p text:style-name="P87">😁<text:tab/>&amp;#128513;<text:tab/></text:p>
      <text:p text:style-name="P87">😂<text:tab/>&amp;#128514;<text:tab/></text:p>
      <text:p text:style-name="P87">😃<text:tab/>&amp;#128515;<text:tab/></text:p>
      <text:p text:style-name="P87">😄<text:tab/>&amp;#128516;<text:tab/></text:p>
      <text:p text:style-name="P87">😅<text:tab/>&amp;#128517;</text:p>
      <text:p text:style-name="P87"/>
      <text:p text:style-name="P87"/>
      <text:p text:style-name="P87"/>
      <text:p text:style-name="P87"/>
      <text:p text:style-name="P87"/>
      <text:p text:style-name="P87"/>
      <text:p text:style-name="P87"/>
      <text:p text:style-name="P87"><text:soft-page-break/></text:p>
      <text:p text:style-name="P93"><text:span text:style-name="T33">3</text:span><text:span text:style-name="T37">6</text:span>. HTML <text:span text:style-name="T37">Charsets</text:span>:</text:p>
      <text:p text:style-name="P95">To display an HTML page correctly, a web browser must know which character set to use. The HTML5 specification encourages web developers to use the UTF-8 character set. UTF-8 covers almost all of the characters and symbols in the world!</text:p>
      <text:p text:style-name="P95">ASCII was the first character encoding standard for the web. It defined 128 different characters that could be used on the internet: English letters (A-Z), Numbers (0-9), Special characters like ! $ + - ( ) @ &lt; &gt;.</text:p>
      <text:p text:style-name="P95">ANSI (Windows-1252) was the original Windows character set: Identical to ASCII for the first 127 characters, Special characters from 128 to 159, Identical to UTF-8 from 160 to 255.</text:p>
      <text:p text:style-name="P95">ISO-8859-1 was the default character set for HTML 4. This character set supported 256 different character codes. HTML 4 also supported UTF-8: Identical to ASCII for the first 127 characters, Does not use the characters from 128 to 159, Identical to ANSI and UTF-8 from 160 to 255.</text:p>
      <text:p text:style-name="P95">The UTF-8 Character Set: is identical to ASCII for the values from 0 to 127, Does not use the characters from 128 to 159, Identical to ANSI and 8859-1 from 160 to 255, Continues from the value 256 to 10 000 characters.</text:p>
      <text:p text:style-name="P88"/>
      <text:p text:style-name="P94"><text:span text:style-name="T33">3</text:span><text:span text:style-name="T38">7</text:span>. HTML <text:span text:style-name="T38">URL Encode</text:span>:</text:p>
      <text:p text:style-name="P96">A URL is another word for a web address. A URL can be composed of words (e.g. w3schools.com), or an Internet Protocol (IP) address (e.g. 192.68.20.50). Most people enter the name when surfing, because names are easier to remember than numbers.</text:p>
      <text:p text:style-name="P96">Web browsers request pages from web servers by using a URL. A Uniform Resource Locator (URL) is used to address a document (or other data) on the web. A web address like https://www.w3schools.com/html/default.asp follows these syntax rules:<text:line-break/>scheme://prefix.domain:port/path/filename</text:p>
      <text:p text:style-name="P96">scheme - defines the type of Internet service (most common is http or https)<text:line-break/>prefix - defines a domain prefix (default for http is www)<text:line-break/>domain - defines the Internet domain name (like w3schools.com)<text:line-break/>port - defines the port number at the host (default for http is 80)<text:line-break/>path - defines a path at the server (If omitted: the root directory of the site)<text:line-break/>filename - defines the name of a document or resource</text:p>
      <text:p text:style-name="P96"/>
      <text:p text:style-name="P88"><text:soft-page-break/></text:p>
      <text:p text:style-name="P94"><text:span text:style-name="T33">3</text:span><text:span text:style-name="T38">8</text:span>. HTML Versus XHTML:</text:p>
      <text:p text:style-name="P96">XHTML is a stricter, more XML-based version of HTML.</text:p>
      <text:p text:style-name="P96">The Most Important Differences from HTML</text:p>
      <text:p text:style-name="P96">&lt;!DOCTYPE&gt; is mandatory</text:p>
      <text:p text:style-name="P96">The xmlns attribute in &lt;html&gt; is mandatory</text:p>
      <text:p text:style-name="P96">&lt;html&gt;, &lt;head&gt;, &lt;title&gt;, and &lt;body&gt; are mandatory</text:p>
      <text:p text:style-name="P96">Elements must always be properly nested</text:p>
      <text:p text:style-name="P96">Elements must always be closed</text:p>
      <text:p text:style-name="P96">Elements must always be in lowercase</text:p>
      <text:p text:style-name="P96">Attribute names must always be in lowercase</text:p>
      <text:p text:style-name="P96">Attribute values must always be quoted</text:p>
      <text:p text:style-name="P96">Attribute minimization is forbid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27T11:07:33.914000000</dc:date>
    <meta:editing-duration>PT3H32M58S</meta:editing-duration>
    <meta:editing-cycles>23</meta:editing-cycles>
    <meta:generator>LibreOffice/7.2.4.1$Windows_X86_64 LibreOffice_project/27d75539669ac387bb498e35313b970b7fe9c4f9</meta:generator>
    <meta:document-statistic meta:table-count="0" meta:image-count="0" meta:object-count="0" meta:page-count="44" meta:paragraph-count="690" meta:word-count="7558" meta:character-count="45348" meta:non-whitespace-character-count="38481"/>
  </office:meta>
</office:document-meta>
</file>